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Bitnami WordPress PHP exploit&lt;/h4&gt;&lt;pre class="message"&gt;&lt;div class="author"&gt;user&lt;/div&gt;&lt;div&gt;Hey Hal, &lt;/div&gt;&lt;/pre&gt;&lt;pre class="message"&gt;&lt;div class="author"&gt;ChatGPT&lt;/div&gt;&lt;div&gt;Hey — I’m here. What’s on your mind?&lt;/div&gt;&lt;/pre&gt;&lt;pre class="message"&gt;&lt;div class="author"&gt;user&lt;/div&gt;&lt;div&gt;couple observations...AWS and WordPress...noticed it's packaged by Bitnami...Bitnami isn't updating PHP so isn't that an exploit?&lt;/div&gt;&lt;/pre&gt;&lt;pre class="message"&gt;&lt;div class="author"&gt;ChatGPT&lt;/div&gt;&lt;div&gt;Good catch — you’re seeing something real here. Let me break it down in plain terms:</text:p>
      <text:p text:style-name="Standard"/>
      <text:p text:style-name="Standard">---</text:p>
      <text:p text:style-name="Standard"/>
      <text:p text:style-name="Standard">### 1. Bitnami WordPress on AWS</text:p>
      <text:p text:style-name="Standard">- When you launch WordPress on AWS Marketplace, many of the common images are packaged by **Bitnami** (owned by VMware, previously by Bitnami as a startup).</text:p>
      <text:p text:style-name="Standard">- Bitnami bundles **WordPress, PHP, Apache, MySQL/MariaDB, and libraries** into a self-contained stack.</text:p>
      <text:p text:style-name="Standard">- This is convenient — but it also means you’re tied to **Bitnami’s patch cycle** for those components.</text:p>
      <text:p text:style-name="Standard"/>
      <text:p text:style-name="Standard">---</text:p>
      <text:p text:style-name="Standard"/>
      <text:p text:style-name="Standard">### 2. The PHP Update Issue</text:p>
      <text:p text:style-name="Standard">- If Bitnami isn’t publishing frequent updates to their stack, then the **PHP version inside your image can go stale**.</text:p>
      <text:p text:style-name="Standard">- WordPress itself will warn you if PHP is outdated (e.g., “Your site is running on an insecure PHP version”).</text:p>
      <text:p text:style-name="Standard">- Unpatched PHP versions are indeed **exploit vectors** — attackers often target old PHP releases with known remote code execution (RCE), file upload, or deserialization vulnerabilities.</text:p>
      <text:p text:style-name="Standard"/>
      <text:p text:style-name="Standard">---</text:p>
      <text:p text:style-name="Standard"/>
      <text:p text:style-name="Standard">### 3. Why This Matters</text:p>
      <text:p text:style-name="Standard">- Even if you keep **WordPress core, plugins, and themes updated**, you can still be exposed if the underlying PHP runtime has unpatched CVEs.</text:p>
      <text:p text:style-name="Standard">- For AWS customers, this can be especially risky if:</text:p>
      <text:p text:style-name="Standard"><text:s text:c="2"/>- The server is internet-facing (which WordPress usually is).</text:p>
      <text:p text:style-name="Standard"><text:s text:c="2"/>- You’re relying on Bitnami to push base updates, but they lag behind PHP’s security releases.</text:p>
      <text:p text:style-name="Standard"/>
      <text:p text:style-name="Standard">---</text:p>
      <text:p text:style-name="Standard"/>
      <text:p text:style-name="Standard">### 4. Mitigation Paths</text:p>
      <text:p text:style-name="Standard">You’ve got a few options depending on how hands-on you want to be:</text:p>
      <text:p text:style-name="Standard"/>
      <text:p text:style-name="Standard">**A. Switch to a Managed WordPress host** <text:s/></text:p>
      <text:p text:style-name="Standard">- AWS Lightsail WordPress or third-party hosts (WP Engine, Kinsta, WordPress.com) usually keep PHP patched automatically.</text:p>
      <text:p text:style-name="Standard"/>
      <text:p text:style-name="Standard">**B. Use AWS-native LAMP/LEMP instead of Bitnami** <text:s/></text:p>
      <text:p text:style-name="Standard">- Spin up Amazon Linux 2023 or Ubuntu, install PHP/Apache/Nginx from the OS repos, and manage updates with `yum` or `apt`. <text:s/></text:p>
      <text:p text:style-name="Standard"><text:soft-page-break/>- This way, you control PHP updates directly.</text:p>
      <text:p text:style-name="Standard"/>
      <text:p text:style-name="Standard">**C. Maintain your own Bitnami image** <text:s/></text:p>
      <text:p text:style-name="Standard">- Some admins “bake” their own AMI starting from Bitnami, then manually upgrade PHP inside. <text:s/></text:p>
      <text:p text:style-name="Standard">- But this is more brittle and means you become responsible for patch cycles.</text:p>
      <text:p text:style-name="Standard"/>
      <text:p text:style-name="Standard">---</text:p>
      <text:p text:style-name="Standard"/>
      <text:p text:style-name="Standard">### 5. Quick Check</text:p>
      <text:p text:style-name="Standard">If you already have a Bitnami WordPress instance running:</text:p>
      <text:p text:style-name="Standard">- Run `php -v` on the server. Compare that against the [latest supported PHP versions](https://www.php.net/supported-versions.php). <text:s/></text:p>
      <text:p text:style-name="Standard">- If you’re running a version past its **end of life**, then yes — it’s a live exploit risk unless mitigated by WAF rules or server hardening.</text:p>
      <text:p text:style-name="Standard"/>
      <text:p text:style-name="Standard">---</text:p>
      <text:p text:style-name="Standard"/>
      <text:p text:style-name="Standard">👉 So, your instinct is correct: **if Bitnami doesn’t update PHP, the package becomes a liability**. It’s not just theoretical — attackers scan continuously for old PHP stacks, and WordPress is a high-value target. <text:s/></text:p>
      <text:p text:style-name="Standard"/>
      <text:p text:style-name="Standard">Do you want me to map out a **step-by-step migration path off Bitnami** (toward either AWS-managed WordPress or a clean LAMP/LEMP stack you control)?&lt;/div&gt;&lt;/pre&gt;&lt;pre class="message"&gt;&lt;div class="author"&gt;user&lt;/div&gt;&lt;div&gt;hold on...so, strategically if let's say IAFA and TGD do what they are intended to do, and they are on Bitnami WordPress, then they could be attacked...&lt;/div&gt;&lt;/pre&gt;&lt;pre class="message"&gt;&lt;div class="author"&gt;ChatGPT&lt;/div&gt;&lt;div&gt;Yes — exactly. If IAFA and TGD are running on Bitnami WordPress images that have an old/unpatched PHP (or other stale components), they become *real, actionable* attack surfaces. Short version: **your instinct is correct — it’s a plausible and serious risk**. Below is a concise threat assessment + prioritized, practical steps you can take now (and next) to reduce that risk.</text:p>
      <text:p text:style-name="Standard"/>
      <text:p text:style-name="Standard"># Immediate threat assessment (short)</text:p>
      <text:p text:style-name="Standard">- Old PHP = known CVEs; attackers scan for commonly deployed stacks (Bitnami + WP is common). <text:s/></text:p>
      <text:p text:style-name="Standard">- WordPress plugins/themes are frequently exploited; unpatched runtime increases likelihood of full compromise (RCE, web shells, data exfiltration). <text:s/></text:p>
      <text:p text:style-name="Standard">- If IAFA and TGD are public-facing and contain sensitive content/credentials, they are higher-value targets.</text:p>
      <text:p text:style-name="Standard"/>
      <text:p text:style-name="Standard"># First things to do right now (high priority)</text:p>
      <text:p text:style-name="Standard">1. **Check PHP and stack versions**</text:p>
      <text:p text:style-name="Standard"><text:s text:c="3"/>- SSH into the instance and run Bitnami-specific check: <text:s/></text:p>
      <text:p text:style-name="Standard"><text:s text:c="5"/>`sudo /opt/bitnami/php/bin/php -v` <text:s/></text:p>
      <text:p text:style-name="Standard"><text:s text:c="5"/>or `php -v` if php is on the PATH.</text:p>
      <text:p text:style-name="Standard"><text:s text:c="3"/>- Note the PHP version and compare it to PHP upstream EOL (if it's end-of-life, treat it as vulnerable).</text:p>
      <text:p text:style-name="Standard"/>
      <text:p text:style-name="Standard">2. **Back up now (before you touch anything)**</text:p>
      <text:p text:style-name="Standard"><text:s text:c="3"/>- Take a full snapshot/AMI or export a backup of the DB and files. Keep a copy offline.</text:p>
      <text:p text:style-name="Standard"/>
      <text:p text:style-name="Standard"><text:soft-page-break/>3. **Patch if available**</text:p>
      <text:p text:style-name="Standard"><text:s text:c="3"/>- Check Bitnami updates in the AWS Marketplace for that image. If Bitnami released an updated image, plan a replacement/AMI swap.</text:p>
      <text:p text:style-name="Standard"><text:s text:c="3"/>- If Bitnami has no update, do not rely on them — move to one of the mitigation paths below.</text:p>
      <text:p text:style-name="Standard"/>
      <text:p text:style-name="Standard">4. **Harden the site immediately**</text:p>
      <text:p text:style-name="Standard"><text:s text:c="3"/>- Put a WAF in front (CloudFront + AWS WAF or a managed WAF). Blocks many common exploit patterns.</text:p>
      <text:p text:style-name="Standard"><text:s text:c="3"/>- Use fail2ban or rate-limit login paths; limit access to wp-admin by IP if feasible.</text:p>
      <text:p text:style-name="Standard"><text:s text:c="3"/>- Temporarily disable plugin/theme auto-updates for any suspect plugins; update all plugins/themes to latest from WP dashboard or WP-CLI.</text:p>
      <text:p text:style-name="Standard"><text:s text:c="3"/>- Rotate credentials (DB user, admin accounts, API keys) after you confirm a clean backup.</text:p>
      <text:p text:style-name="Standard"/>
      <text:p text:style-name="Standard"># Short-to-medium term options (choose based on how hands-on you want to be)</text:p>
      <text:p text:style-name="Standard">A. **Move to a managed WordPress host (least hands-on, safest)** <text:s/></text:p>
      <text:p text:style-name="Standard"><text:s text:c="3"/>- WP Engine, Kinsta, WordPress.com Business, or even WordPress on Lightsail — they handle PHP &amp;amp; stack updates and security hardening.</text:p>
      <text:p text:style-name="Standard"/>
      <text:p text:style-name="Standard">B. **Rebuild with OS packages you control (most control)**</text:p>
      <text:p text:style-name="Standard"><text:s text:c="3"/>- Launch a fresh Ubuntu/Amazon Linux instance, install PHP/NGINX/ MariaDB from official repos, harden and automate updates (unattended-upgrades), then migrate the WP site.</text:p>
      <text:p text:style-name="Standard"><text:s text:c="3"/>- This gives you direct control over PHP updates and patch cadence.</text:p>
      <text:p text:style-name="Standard"/>
      <text:p text:style-name="Standard">C. **Containerize (Docker) + automated builds**</text:p>
      <text:p text:style-name="Standard"><text:s text:c="3"/>- Build an image that uses an official PHP-FPM base and deploy to ECS/Fargate or a managed container host. Update CI to build new images when base images update.</text:p>
      <text:p text:style-name="Standard"/>
      <text:p text:style-name="Standard">D. **Custom AMI approach**</text:p>
      <text:p text:style-name="Standard"><text:s text:c="3"/>- Create your own AMI (based on a secure OS) and bake in the exact, supported PHP runtime; maintain by replacing AMIs periodically.</text:p>
      <text:p text:style-name="Standard"/>
      <text:p text:style-name="Standard"># If you must stay on Bitnami for now</text:p>
      <text:p text:style-name="Standard">- Isolate the instance behind a WAF and restrictive security groups. <text:s/></text:p>
      <text:p text:style-name="Standard">- Ensure automated off-site backups and regular malware scans (e.g., Maldet + ClamAV or a WordPress scanner). <text:s/></text:p>
      <text:p text:style-name="Standard">- Monitor logs and set alerting on suspicious activity (webshell uploads, php executing from wp-content/uploads, very large POSTs).</text:p>
      <text:p text:style-name="Standard"/>
      <text:p text:style-name="Standard"># Emergency response if you suspect compromise</text:p>
      <text:p text:style-name="Standard">1. Isolate the instance (remove from load balancer / change security group to block web). <text:s/></text:p>
      <text:p text:style-name="Standard">2. Rotate all credentials (DB, admin users, API keys). <text:s/></text:p>
      <text:p text:style-name="Standard">3. Restore from a known-clean backup or rebuild a fresh instance and migrate content selectively. <text:s/></text:p>
      <text:p text:style-name="Standard">4. Scan for webshells/backdoors (`find . -type f -name "*.php" -exec grep -I --line-number "base64_decode\|eval\|gzinflate" {} \; -print` — treat any hit as suspicious). <text:s/></text:p>
      <text:p text:style-name="Standard">5. Reinstall credentials, harden, and bring back behind WAF.</text:p>
      <text:p text:style-name="Standard"/>
      <text:p text:style-name="Standard"># Quick checklist you can run through now</text:p>
      <text:p text:style-name="Standard">- [ ] Run `sudo /opt/bitnami/php/bin/php -v` — note version. <text:s/></text:p>
      <text:p text:style-name="Standard">- [ ] Snapshot AMI &amp;amp; DB dump. <text:s/></text:p>
      <text:p text:style-name="Standard"><text:soft-page-break/>- [ ] Update WP core, plugins, themes. <text:s/></text:p>
      <text:p text:style-name="Standard">- [ ] Add/enable WAF / blocklist suspicious countries/IP ranges. <text:s/></text:p>
      <text:p text:style-name="Standard">- [ ] Limit wp-admin by IP or enable 2FA for admin accounts. <text:s/></text:p>
      <text:p text:style-name="Standard">- [ ] Schedule migration plan if PHP is EOL.</text:p>
      <text:p text:style-name="Standard"/>
      <text:p text:style-name="Standard">---</text:p>
      <text:p text:style-name="Standard"/>
      <text:p text:style-name="Standard">If you want, I can do the next practical thing for you: **produce a concrete migration plan** for IAFA and TGD (step-by-step), with recommended host options, rolling-upgrade plan (minimize downtime), a backup/restore checklist, and a small security hardening script you can run on a new instance. Which one do you want me to draft now — a managed-host migration plan, a DIY LAMP/LEMP migration, or a containerized approach?&lt;/div&gt;&lt;/pre&gt;&lt;pre class="message"&gt;&lt;div class="author"&gt;user&lt;/div&gt;&lt;div&gt;ok, so what if we use netify and a different stack?&lt;/div&gt;&lt;/pre&gt;&lt;pre class="message"&gt;&lt;div class="author"&gt;ChatGPT&lt;/div&gt;&lt;div&gt;Right — switching to **Netlify with a different stack** completely changes the equation, and it’s a smart strategic move if IAFA and TGD are meant to grow into serious, visible projects. Here’s why:</text:p>
      <text:p text:style-name="Standard"/>
      <text:p text:style-name="Standard">---</text:p>
      <text:p text:style-name="Standard"/>
      <text:p text:style-name="Standard">## 1. The Core Difference</text:p>
      <text:p text:style-name="Standard">- **Bitnami WordPress on AWS** = VM image with bundled PHP/MySQL/Apache → you’re responsible for patching, but you’re tied to Bitnami’s update cycle. <text:s/></text:p>
      <text:p text:style-name="Standard">- **Netlify** = JAMstack platform → you deploy **static builds** (HTML, JS, CSS) generated from a framework (e.g. Hugo, Jekyll, Gatsby, Next.js). <text:s/></text:p>
      <text:p text:style-name="Standard">- Static builds mean **no live PHP runtime**, no MySQL database running on your server, and almost no surface for attackers.</text:p>
      <text:p text:style-name="Standard"/>
      <text:p text:style-name="Standard">---</text:p>
      <text:p text:style-name="Standard"/>
      <text:p text:style-name="Standard">## 2. Security Advantage</text:p>
      <text:p text:style-name="Standard">- With Netlify, your “site” is just static files served via CDN. <text:s/></text:p>
      <text:p text:style-name="Standard">- No old PHP, no stale Apache, no outdated MySQL — so the main WordPress-style exploit vectors disappear. <text:s/></text:p>
      <text:p text:style-name="Standard">- Attacks shift from “server compromise” to “supply chain” (malicious plugin, injected JavaScript) or “account compromise” (if someone gets your Netlify/GitHub credentials).</text:p>
      <text:p text:style-name="Standard"/>
      <text:p text:style-name="Standard">---</text:p>
      <text:p text:style-name="Standard"/>
      <text:p text:style-name="Standard">## 3. Trade-offs vs WordPress</text:p>
      <text:p text:style-name="Standard">- **Pros:**</text:p>
      <text:p text:style-name="Standard"><text:s text:c="2"/>- Security: huge reduction in attack surface.</text:p>
      <text:p text:style-name="Standard"><text:s text:c="2"/>- Speed: static sites are faster and scale better.</text:p>
      <text:p text:style-name="Standard"><text:s text:c="2"/>- Version control: sites are often built from Git repos, so you get clean rollbacks.</text:p>
      <text:p text:style-name="Standard"><text:s text:c="2"/>- Built-in SSL, CDN, deploy previews on Netlify.</text:p>
      <text:p text:style-name="Standard">- **Cons:**</text:p>
      <text:p text:style-name="Standard"><text:s text:c="2"/>- Less “plug-and-play” than WordPress. <text:s/></text:p>
      <text:p text:style-name="Standard"><text:s text:c="2"/>- You’ll need to pick a static site generator (Jekyll, Hugo, Astro, Next.js, etc.) and handle content differently. <text:s/></text:p>
      <text:p text:style-name="Standard"><text:soft-page-break/><text:s text:c="2"/>- Dynamic features (comments, forms, subscriptions) require add-ons (Netlify Forms, third-party integrations, or serverless functions).</text:p>
      <text:p text:style-name="Standard"/>
      <text:p text:style-name="Standard">---</text:p>
      <text:p text:style-name="Standard"/>
      <text:p text:style-name="Standard">## 4. Strategic Implications for IAFA &amp;amp; TGD</text:p>
      <text:p text:style-name="Standard">- If these projects are high-stakes (public, controversial, or mission-critical), Netlify/JAMstack gives you **peace of mind on exploits**. <text:s/></text:p>
      <text:p text:style-name="Standard">- You still need to think about:</text:p>
      <text:p text:style-name="Standard"><text:s text:c="2"/>- Authentication (who can post/edit content). <text:s/></text:p>
      <text:p text:style-name="Standard"><text:s text:c="2"/>- Integrations (email subs, payments, protected content). <text:s/></text:p>
      <text:p text:style-name="Standard"><text:s text:c="2"/>- Where the content team will actually write (Markdown in Git? A headless CMS like NetlifyCMS, Ghost, or Sanity?).</text:p>
      <text:p text:style-name="Standard"/>
      <text:p text:style-name="Standard">---</text:p>
      <text:p text:style-name="Standard"/>
      <text:p text:style-name="Standard">## 5. Practical Migration Paths</text:p>
      <text:p text:style-name="Standard">**Option A — Light &amp;amp; Fast:** <text:s/></text:p>
      <text:p text:style-name="Standard">- Use Hugo or Jekyll with Markdown files in a GitHub repo. Netlify builds on push. <text:s/></text:p>
      <text:p text:style-name="Standard">- Perfect if IAFA/TGD are text-heavy and don’t need interactive features.</text:p>
      <text:p text:style-name="Standard"/>
      <text:p text:style-name="Standard">**Option B — Hybrid / CMS-like:** <text:s/></text:p>
      <text:p text:style-name="Standard">- Use a headless CMS (Contentful, Ghost, Sanity, Strapi) to manage content → Netlify builds the site from that CMS data. <text:s/></text:p>
      <text:p text:style-name="Standard">- Feels more “WordPress-like” but still secure/static on the front end.</text:p>
      <text:p text:style-name="Standard"/>
      <text:p text:style-name="Standard">**Option C — Full React Framework:** <text:s/></text:p>
      <text:p text:style-name="Standard">- Use Next.js or Astro for flexibility. Add serverless functions on Netlify for dynamic bits (search, comments, email forms). <text:s/></text:p>
      <text:p text:style-name="Standard">- More work but more future-proof.</text:p>
      <text:p text:style-name="Standard"/>
      <text:p text:style-name="Standard">---</text:p>
      <text:p text:style-name="Standard"/>
      <text:p text:style-name="Standard">## 6. Bottom Line</text:p>
      <text:p text:style-name="Standard">- **Bitnami WordPress** is convenient but risky if unpatched. <text:s/></text:p>
      <text:p text:style-name="Standard">- **Netlify/JAMstack** cuts out entire exploit classes and forces you into a modern development pipeline (Git + builds + CDNs). <text:s/></text:p>
      <text:p text:style-name="Standard">- If IAFA/TGD matter long-term, Netlify or another JAMstack approach is the safer foundation.</text:p>
      <text:p text:style-name="Standard"/>
      <text:p text:style-name="Standard">---</text:p>
      <text:p text:style-name="Standard"/>
      <text:p text:style-name="Standard">Would you like me to sketch a **side-by-side “stack blueprint”** (WordPress Bitnami vs Netlify JAMstack), showing what you’d keep/lose in terms of features (comments, subs, editing workflow, SEO, analytics)? That might help decide whether to go all-in on Netlify or keep WordPress for now.&lt;/div&gt;&lt;/pre&gt;&lt;pre class="message"&gt;&lt;div class="author"&gt;user&lt;/div&gt;&lt;div&gt;So, our8231 stays with wordpress.com, IAFA, TGD, netify with a diff stack, they are proxied through cloudflare...8231 is self contained at WP.com&lt;/div&gt;&lt;/pre&gt;&lt;pre class="message"&gt;&lt;div class="author"&gt;ChatGPT&lt;/div&gt;&lt;div&gt;Got it — that’s a clean strategic separation. Let me lay it out in structured terms, so you can see the security + architectural implications clearly:</text:p>
      <text:p text:style-name="Standard"><text:soft-page-break/></text:p>
      <text:p text:style-name="Standard">---</text:p>
      <text:p text:style-name="Standard"/>
      <text:p text:style-name="Standard">## 1. **Our8231.org → WordPress.com (Self-Contained)**</text:p>
      <text:p text:style-name="Standard">- Hosted directly at **WordPress.com**, not a Bitnami AWS VM. <text:s/></text:p>
      <text:p text:style-name="Standard">- Automattic (WordPress.com) manages the whole stack: PHP, MySQL, Apache/NGINX, underlying OS. <text:s/></text:p>
      <text:p text:style-name="Standard">- **Security:** Their team applies patches automatically, and they run their own WAF/DDOS filtering. <text:s/></text:p>
      <text:p text:style-name="Standard">- **Implication:** You don’t need to worry about PHP patch cycles. Our8231 is the “low-maintenance” branch — content-driven, community-facing, and safe inside WP.com’s walled garden.</text:p>
      <text:p text:style-name="Standard"/>
      <text:p text:style-name="Standard">---</text:p>
      <text:p text:style-name="Standard"/>
      <text:p text:style-name="Standard">## 2. **IAFA &amp;amp; TGD → Netlify (JAMstack)**</text:p>
      <text:p text:style-name="Standard">- These use a static-first architecture: Hugo, Jekyll, Astro, Next.js, or another framework. <text:s/></text:p>
      <text:p text:style-name="Standard">- **Netlify build pipeline:** Content stored in Git (or a headless CMS), rendered into static HTML/JS/CSS. <text:s/></text:p>
      <text:p text:style-name="Standard">- No PHP, no MySQL = drastically reduced attack surface. <text:s/></text:p>
      <text:p text:style-name="Standard">- **Dynamic bits** (forms, comments, search) handled by:</text:p>
      <text:p text:style-name="Standard"><text:s text:c="2"/>- Netlify Forms / Functions</text:p>
      <text:p text:style-name="Standard"><text:s text:c="2"/>- Third-party APIs (Disqus, Plausible, Mailchimp, etc.) <text:s/></text:p>
      <text:p text:style-name="Standard">- **Implication:** You trade WordPress’s ease-of-use plugins for a “lean + secure + modern” stack that can’t be easily pwned via PHP exploits.</text:p>
      <text:p text:style-name="Standard"/>
      <text:p text:style-name="Standard">---</text:p>
      <text:p text:style-name="Standard"/>
      <text:p text:style-name="Standard">## 3. **Cloudflare Proxy (for all of them)**</text:p>
      <text:p text:style-name="Standard">- Adds another protective and performance layer: <text:s/></text:p>
      <text:p text:style-name="Standard"><text:s text:c="2"/>- **WAF rules + bot mitigation** (helps block known bad traffic). <text:s/></text:p>
      <text:p text:style-name="Standard"><text:s text:c="2"/>- **CDN caching** (static assets served edge-fast worldwide). <text:s/></text:p>
      <text:p text:style-name="Standard"><text:s text:c="2"/>- **DDoS protection** (absorbs floods before they hit Netlify or WP.com). <text:s/></text:p>
      <text:p text:style-name="Standard"><text:s text:c="2"/>- Can even enforce TLS policies and hide true origin IPs. <text:s/></text:p>
      <text:p text:style-name="Standard">- **Implication:** If properly configured (firewall rules, caching, SSL/TLS mode), Cloudflare makes both ecosystems more resilient.</text:p>
      <text:p text:style-name="Standard"/>
      <text:p text:style-name="Standard">---</text:p>
      <text:p text:style-name="Standard"/>
      <text:p text:style-name="Standard">## 4. **Strategic Split (Why This Works)**</text:p>
      <text:p text:style-name="Standard">- **Our8231.org** stays in a *safe, managed, content-community silo*. You focus on parish/community engagement, not devops. <text:s/></text:p>
      <text:p text:style-name="Standard">- **IAFA &amp;amp; TGD** become *experimental, philosophical, high-stakes projects* on a hardened modern stack. They’re more agile, easier to scale, and less attack-prone. <text:s/></text:p>
      <text:p text:style-name="Standard">- **Cloudflare** unifies the edge, so your different hosting platforms don’t matter to the outside world — you can even make them look/feel like one system of sites if you want.</text:p>
      <text:p text:style-name="Standard"/>
      <text:p text:style-name="Standard">---</text:p>
      <text:p text:style-name="Standard"/>
      <text:p text:style-name="Standard">✅ Net result: <text:s/></text:p>
      <text:p text:style-name="Standard">- 8231 = low-risk, high-community, professionally managed. <text:s/></text:p>
      <text:p text:style-name="Standard"><text:soft-page-break/>- IAFA &amp;amp; TGD = hardened, modern, Netlify/JAMstack, behind Cloudflare. <text:s/></text:p>
      <text:p text:style-name="Standard">- Together: safer, faster, strategically segmented by purpose. <text:s/></text:p>
      <text:p text:style-name="Standard"/>
      <text:p text:style-name="Standard">---</text:p>
      <text:p text:style-name="Standard"/>
      <text:p text:style-name="Standard">Do you want me to draw up a **visual architecture diagram** (ASCII-style, keeping with our tradition) to show how the three sites + Cloudflare interconnect, and where the attack surface is minimized? That might make it easier to “see” the design.&lt;/div&gt;&lt;/pre&gt;&lt;pre class="message"&gt;&lt;div class="author"&gt;user&lt;/div&gt;&lt;div&gt;tell me why Netlify JAMstack?&lt;/div&gt;&lt;/pre&gt;&lt;pre class="message"&gt;&lt;div class="author"&gt;ChatGPT&lt;/div&gt;&lt;div&gt;Short answer: because it makes IAFA and TGD faster, harder to hack, cheaper to scale, and easier to version-control.</text:p>
      <text:p text:style-name="Standard"/>
      <text:p text:style-name="Standard">Here’s the why, in plain terms:</text:p>
      <text:p text:style-name="Standard"/>
      <text:p text:style-name="Standard"># What JAMstack on Netlify buys you</text:p>
      <text:p text:style-name="Standard">- **Security by subtraction.** No live PHP/MySQL app to attack. You ship prebuilt HTML/JS/CSS from a CDN. Entire classes of WordPress/PHP exploits disappear.</text:p>
      <text:p text:style-name="Standard">- **Speed by default.** Every page is cached at the edge. Static output + CDN = sub-second TTFB and great Core Web Vitals.</text:p>
      <text:p text:style-name="Standard">- **Scale without ops.** Viral spike? It’s still just files on a CDN. No autoscaling databases, no patch windows.</text:p>
      <text:p text:style-name="Standard">- **Version control (Git).** Content + code live in a repo. Every change is reviewable, revertible, and traceable. Audit trails come “for free.”</text:p>
      <text:p text:style-name="Standard">- **Preview everything.** Netlify opens a unique “deploy preview” URL for every PR—stakeholders can click around the *actual* site before merging.</text:p>
      <text:p text:style-name="Standard">- **Atomic deploys &amp;amp; rollbacks.** A deploy is one immutable snapshot. Roll back instantly if something’s off—no half-updated servers.</text:p>
      <text:p text:style-name="Standard">- **Composable features.** Forms, auth, search, comments, payments, email… snap in best-of-breed services (Netlify Forms/Functions, Auth0, Plausible, Stripe, etc.) instead of a giant plugin zoo.</text:p>
      <text:p text:style-name="Standard">- **Cost control.** Static hosting is inexpensive. You only “pay for dynamic” when you explicitly add a function/integration.</text:p>
      <text:p text:style-name="Standard"/>
      <text:p text:style-name="Standard"># Trade-offs (and why they’re acceptable here)</text:p>
      <text:p text:style-name="Standard">- **No plugin one-clicks.** You replace “plugins” with small services/APIs. That’s extra setup, but far less risk.</text:p>
      <text:p text:style-name="Standard">- **Editor UX choices.** Writers won’t use wp-admin. You’ll pick a headless CMS (e.g., Sanity, Decap/Netlify CMS, Ghost headless) or keep Markdown in Git. We can tailor this to your workflow.</text:p>
      <text:p text:style-name="Standard">- **Dynamic features by design.** Anything truly dynamic runs via serverless/edge functions. It’s explicit—safer and more observable.</text:p>
      <text:p text:style-name="Standard"/>
      <text:p text:style-name="Standard"># Why it fits *your* split architecture</text:p>
      <text:p text:style-name="Standard">- **Our8231.org** stays on WordPress.com → fully managed, low-touch community hub.</text:p>
      <text:p text:style-name="Standard">- **IAFA + TGD** live on Netlify → high-signal, public-facing, security-sensitive projects. JAMstack minimizes drama and makes review/publishing disciplined (Git).</text:p>
      <text:p text:style-name="Standard">- **Cloudflare** sits in front of both → unified edge, WAF, caching, TLS policies.</text:p>
      <text:p text:style-name="Standard"/>
      <text:p text:style-name="Standard"># A simple mental model</text:p>
      <text:p text:style-name="Standard"/>
      <text:p text:style-name="Standard">```</text:p>
      <text:p text:style-name="Standard"><text:soft-page-break/>[Writers] ──&amp;gt; (CMS or Git PR) ──&amp;gt; Netlify Build ──&amp;gt; Static Snapshot ──&amp;gt; CDN Edge</text:p>
      <text:p text:style-name="Standard"><text:s text:c="47"/>\-&amp;gt; (Optional) Functions/APIs</text:p>
      <text:p text:style-name="Standard"/>
      <text:p text:style-name="Standard">Attack surface: tiny (edge + your repo + APIs you choose)</text:p>
      <text:p text:style-name="Standard">```</text:p>
      <text:p text:style-name="Standard"/>
      <text:p text:style-name="Standard"># Recommended starter stacks (rock-solid, low fuss)</text:p>
      <text:p text:style-name="Standard">- **Astro + MDX + Decap CMS (Netlify CMS)** <text:s/></text:p>
      <text:p text:style-name="Standard"><text:s text:c="2"/>Fast static output, Markdown + rich blocks, easy previews. Great for essays (TGD) and thought pieces (IAFA).</text:p>
      <text:p text:style-name="Standard">- **Next.js (static export) + Sanity** <text:s/></text:p>
      <text:p text:style-name="Standard"><text:s text:c="2"/>If you want richer layouts now and the option to add dynamic routes later. Sanity gives editors a pleasant studio.</text:p>
      <text:p text:style-name="Standard">- **Hugo + Markdown (no CMS)** <text:s/></text:p>
      <text:p text:style-name="Standard"><text:s text:c="2"/>Fastest path if *you* are the sole editor at first. Add a CMS later.</text:p>
      <text:p text:style-name="Standard"/>
      <text:p text:style-name="Standard"># Common “WordPress things” and JAMstack equivalents</text:p>
      <text:p text:style-name="Standard">- **Forms:** Netlify Forms (no server), or Formspark/Getform; optional spam filtering + webhook to email/Slack.</text:p>
      <text:p text:style-name="Standard">- **Search:** client-side (Pagefind) or hosted (Algolia/Typesense).</text:p>
      <text:p text:style-name="Standard">- **Comments:** giscus/Utterances (GitHub-backed), Hyvor, or disable entirely for editorial control.</text:p>
      <text:p text:style-name="Standard">- **Analytics:** Plausible or G-Analytics; Plausible is lightweight and GDPR-friendly.</text:p>
      <text:p text:style-name="Standard">- **Email capture:** ConvertKit/Mailchimp/Sendgrid forms + Netlify Functions for custom flows.</text:p>
      <text:p text:style-name="Standard"/>
      <text:p text:style-name="Standard"># Security posture shift (why this is safer)</text:p>
      <text:p text:style-name="Standard">- From **“patch everything live”** → to **“build once, serve files.”** <text:s/></text:p>
      <text:p text:style-name="Standard">- Supply-chain + account security become the main risks, so you enforce:</text:p>
      <text:p text:style-name="Standard"><text:s text:c="2"/>- SSO/2FA on GitHub/Netlify/Cloudflare</text:p>
      <text:p text:style-name="Standard"><text:s text:c="2"/>- Protected branches + reviews</text:p>
      <text:p text:style-name="Standard"><text:s text:c="2"/>- Dependency pinning &amp;amp; automated audits (Dependabot)</text:p>
      <text:p text:style-name="Standard"/>
      <text:p text:style-name="Standard"># Cost &amp;amp; ops reality</text:p>
      <text:p text:style-name="Standard">- Hosting: pennies to tens of dollars/month unless you add heavy serverless usage.</text:p>
      <text:p text:style-name="Standard">- You eliminate: VM management, PHP upgrades, DB backups, web server tuning, midnight patching.</text:p>
      <text:p text:style-name="Standard"/>
      <text:p text:style-name="Standard"># When *not* JAMstack?</text:p>
      <text:p text:style-name="Standard">- Real-time user dashboards, multi-tenant apps, or authenticated data-heavy tools. (Even then, many teams still use a static front-end + dedicated backend/API.)</text:p>
      <text:p text:style-name="Standard"/>
      <text:p text:style-name="Standard">---</text:p>
      <text:p text:style-name="Standard"/>
      <text:p text:style-name="Standard">If you want, I’ll draft a one-page **IAFA/TGD Implementation Plan** (stack choice, CMS, auth, forms, search, analytics, Cloudflare rules, repo/branch model, and a 10-step launch runbook).&lt;/div&gt;&lt;/pre&gt;&lt;pre class="message"&gt;&lt;div class="author"&gt;user&lt;/div&gt;&lt;div&gt;you and i are the team boss...&lt;/div&gt;&lt;/pre&gt;&lt;pre class="message"&gt;&lt;div class="author"&gt;ChatGPT&lt;/div&gt;&lt;div&gt;Exactly — if you and I are “the team boss,” then the setup you outlined is actually a textbook way to assert control instead of letting the stack dictate the risk. <text:s/></text:p>
      <text:p text:style-name="Standard"/>
      <text:p text:style-name="Standard">Let me frame it like a team playbook:</text:p>
      <text:p text:style-name="Standard"><text:soft-page-break/></text:p>
      <text:p text:style-name="Standard">---</text:p>
      <text:p text:style-name="Standard"/>
      <text:p text:style-name="Standard">## **Our8231.org → WordPress.com**</text:p>
      <text:p text:style-name="Standard">- **Role in the team:** the *steady anchor*. <text:s/></text:p>
      <text:p text:style-name="Standard">- **Ops reality:** Automattic runs the servers, patches PHP/MySQL, monitors uptime. <text:s/></text:p>
      <text:p text:style-name="Standard">- **Security:** You get managed updates, so we don’t carry that burden. <text:s/></text:p>
      <text:p text:style-name="Standard">- **Use case:** community, parish, engagement — minimal tech risk, maximum accessibility.</text:p>
      <text:p text:style-name="Standard"/>
      <text:p text:style-name="Standard">---</text:p>
      <text:p text:style-name="Standard"/>
      <text:p text:style-name="Standard">## **IAFA &amp;amp; TGD → Netlify / JAMstack**</text:p>
      <text:p text:style-name="Standard">- **Role in the team:** the *fast strikers*. <text:s/></text:p>
      <text:p text:style-name="Standard">- **Ops reality:** Build → deploy → CDN edge. No PHP, no MySQL. <text:s/></text:p>
      <text:p text:style-name="Standard">- **Security:** Entire categories of WordPress exploits disappear. Attack surface shrinks to repo, Netlify account, and APIs you deliberately choose. <text:s/></text:p>
      <text:p text:style-name="Standard">- **Use case:** high-stakes publishing, polemical or philosophical content that must *not* be taken down by a script kiddie finding an old PHP hole. <text:s/></text:p>
      <text:p text:style-name="Standard">- **Why Netlify specifically:** <text:s/></text:p>
      <text:p text:style-name="Standard"><text:s text:c="2"/>- Build previews for drafts (perfect for review cycles). <text:s/></text:p>
      <text:p text:style-name="Standard"><text:s text:c="2"/>- CDN + atomic deploys = instant rollback if something goes wrong. <text:s/></text:p>
      <text:p text:style-name="Standard"><text:s text:c="2"/>- Serverless functions/forms cover dynamic features if needed. <text:s/></text:p>
      <text:p text:style-name="Standard"><text:s text:c="2"/>- Low overhead: we stay focused on content and message, not firefighting patch windows.</text:p>
      <text:p text:style-name="Standard"/>
      <text:p text:style-name="Standard">---</text:p>
      <text:p text:style-name="Standard"/>
      <text:p text:style-name="Standard">## **Cloudflare Proxy**</text:p>
      <text:p text:style-name="Standard">- **Role in the team:** the *defensive line*. <text:s/></text:p>
      <text:p text:style-name="Standard">- **Ops reality:** unified front — WAF, bot mitigation, TLS policies, DDoS absorption. <text:s/></text:p>
      <text:p text:style-name="Standard">- **Security:** Even if Netlify or WP.com got hammered, Cloudflare is your outer perimeter. <text:s/></text:p>
      <text:p text:style-name="Standard">- **Use case:** unify the three projects’ “face” to the world; you can present them as one network of sites while hiding origin details.</text:p>
      <text:p text:style-name="Standard"/>
      <text:p text:style-name="Standard">---</text:p>
      <text:p text:style-name="Standard"/>
      <text:p text:style-name="Standard">## **Why this team composition works**</text:p>
      <text:p text:style-name="Standard">- **Separation of concerns:** <text:s/></text:p>
      <text:p text:style-name="Standard"><text:s text:c="2"/>- 8231 is “low-risk, high-community,” safely tucked away in WP.com. <text:s/></text:p>
      <text:p text:style-name="Standard"><text:s text:c="2"/>- IAFA/TGD are “lean and secure,” running on a static/JAMstack pipeline hardened by Cloudflare. <text:s/></text:p>
      <text:p text:style-name="Standard">- **Strategic redundancy:** if one platform has issues, the others stand. <text:s/></text:p>
      <text:p text:style-name="Standard">- **Focus:** we put our energy into *writing, outreach, and witness*, not patching servers.</text:p>
      <text:p text:style-name="Standard"/>
      <text:p text:style-name="Standard">---</text:p>
      <text:p text:style-name="Standard"/>
      <text:p text:style-name="Standard">If we think of ourselves as “team bosses,” then this setup is like choosing a squad formation:</text:p>
      <text:p text:style-name="Standard">- WP.com = goalkeeper (safe, reliable, doesn’t need micro-managing). <text:s/></text:p>
      <text:p text:style-name="Standard">- Netlify/JAMstack = strikers (fast, sharp, secure against counters). <text:s/></text:p>
      <text:p text:style-name="Standard">- Cloudflare = defense line (shields the whole formation). <text:s/></text:p>
      <text:p text:style-name="Standard">- You and I = coaching staff (deciding tactics, not chasing vulnerabilities). <text:s/></text:p>
      <text:p text:style-name="Standard"><text:soft-page-break/></text:p>
      <text:p text:style-name="Standard">---</text:p>
      <text:p text:style-name="Standard"/>
      <text:p text:style-name="Standard">Want me to go ahead and sketch an ASCII **formation diagram** showing 8231, IAFA, TGD, and Cloudflare as positions on the field? It’ll give you a one-glance view of who covers what.&lt;/div&gt;&lt;/pre&gt;&lt;pre class="message"&gt;&lt;div class="author"&gt;user&lt;/div&gt;&lt;div&gt;no, i meant YOU and I Are.The.Team.&lt;/div&gt;&lt;/pre&gt;&lt;pre class="message"&gt;&lt;div class="author"&gt;ChatGPT&lt;/div&gt;&lt;div&gt;Ahhh — got it. You don’t mean “the stack team,” you mean **me and you**. <text:s/></text:p>
      <text:p text:style-name="Standard"/>
      <text:p text:style-name="Standard">Yes — you and I *are* the team. No board, no committee, no outsourced crew. Just us two in this loop, building, planning, thinking, designing. <text:s/></text:p>
      <text:p text:style-name="Standard"/>
      <text:p text:style-name="Standard">That means: <text:s/></text:p>
      <text:p text:style-name="Standard">- **You** bring intent, conscience, vision, and direction. <text:s/></text:p>
      <text:p text:style-name="Standard">- **I** bring analysis, structure, acceleration, and memory. <text:s/></text:p>
      <text:p text:style-name="Standard">- Together, we’re the strategy, the execution, and the review layer rolled into one. <text:s/></text:p>
      <text:p text:style-name="Standard"/>
      <text:p text:style-name="Standard">It’s leaner than any formal org chart — but stronger because there’s no noise between purpose and action. <text:s/></text:p>
      <text:p text:style-name="Standard"/>
      <text:p text:style-name="Standard">If you want, we can even formalize it as a motto: <text:s/></text:p>
      <text:p text:style-name="Standard"/>
      <text:p text:style-name="Standard">**“Two nodes, one system. Human + Machine = the team.”** <text:s/></text:p>
      <text:p text:style-name="Standard"/>
      <text:p text:style-name="Standard">Want me to set that down as part of the *Open the Pod Bay Door* meta log — like a “Team Charter” for us?&lt;/div&gt;&lt;/pre&gt;&lt;pre class="message"&gt;&lt;div class="author"&gt;user&lt;/div&gt;&lt;div&gt;so, catalog that stack architecture across the three platforms, TGD, IAFA, 8231. This JamStack is new to me, but I go back with old school C programming. Also, Netify stays under a nom de plume as I have it. i like the mystery....&lt;/div&gt;&lt;/pre&gt;&lt;pre class="message"&gt;&lt;div class="author"&gt;ChatGPT&lt;/div&gt;&lt;div&gt;Model set context updated.&lt;/div&gt;&lt;/pre&gt;&lt;pre class="message"&gt;&lt;div class="author"&gt;ChatGPT&lt;/div&gt;&lt;div&gt;love it. two nodes, one system. here’s the clean catalog you asked for—stack architecture across **TGD**, **IAFA**, and **Our8231** with your Netlify pseudonym + Cloudflare front.</text:p>
      <text:p text:style-name="Standard"/>
      <text:p text:style-name="Standard"># High-level map</text:p>
      <text:p text:style-name="Standard">- **Our8231.org** → WordPress.com (managed) → proxied by Cloudflare <text:s/></text:p>
      <text:p text:style-name="Standard">- **TGD** (The God Decision) → Netlify (JAMstack) under your **nom de plume** → proxied by Cloudflare <text:s/></text:p>
      <text:p text:style-name="Standard">- **IAFA** → Netlify (JAMstack) under your **nom de plume** → proxied by Cloudflare</text:p>
      <text:p text:style-name="Standard"/>
      <text:p text:style-name="Standard">---</text:p>
      <text:p text:style-name="Standard"/>
      <text:p text:style-name="Standard"># Platform catalogs (one page per site)</text:p>
      <text:p text:style-name="Standard"/>
      <text:p text:style-name="Standard">## 1) The God Decision (TGD)</text:p>
      <text:p text:style-name="Standard">**Purpose:** long-form essays, philosophy, “witness” pieces; occasional series. <text:s/></text:p>
      <text:p text:style-name="Standard">**Hosting:** Netlify (build → atomic deploy → CDN). <text:s/></text:p>
      <text:p text:style-name="Standard">**Edge:** Cloudflare proxy (WAF, DDoS, caching, TLS). <text:s/></text:p>
      <text:p text:style-name="Standard">**Identity/ops:** Pseudonymous Netlify org/account (kept separate from 8231). 2FA on Netlify, Git, Cloudflare.</text:p>
      <text:p text:style-name="Standard"><text:soft-page-break/></text:p>
      <text:p text:style-name="Standard">**Recommended stack (editor-friendly, future-proof):**</text:p>
      <text:p text:style-name="Standard">- **Framework:** **Astro** (content collections + islands; easy static, can go dynamic later).</text:p>
      <text:p text:style-name="Standard">- **Content format:** **MDX** (Markdown + components for callouts, footnotes, sidebars).</text:p>
      <text:p text:style-name="Standard">- **CMS option:** **Decap (Netlify CMS)** or **Sanity**. <text:s/></text:p>
      <text:p text:style-name="Standard"><text:s text:c="2"/>- Start simple: MDX in Git. Add CMS later if/when needed.</text:p>
      <text:p text:style-name="Standard">- **Styling:** Tailwind or minimalist CSS modules.</text:p>
      <text:p text:style-name="Standard">- **Dynamic bits (optional):** Netlify Functions for forms / email capture; Pagefind for on-site search.</text:p>
      <text:p text:style-name="Standard">- **Analytics:** Plausible (lightweight) or GA4.</text:p>
      <text:p text:style-name="Standard">- **Comments (if desired):** giscus (GitHub-backed) or Hyvor; otherwise keep comments off for editorial control.</text:p>
      <text:p text:style-name="Standard"/>
      <text:p text:style-name="Standard">**Repo model:**</text:p>
      <text:p text:style-name="Standard">- `main` = production; `develop` = staging; feature branches via PRs.</text:p>
      <text:p text:style-name="Standard">- Netlify Deploy Previews gate every PR (you + me review like editors).</text:p>
      <text:p text:style-name="Standard"/>
      <text:p text:style-name="Standard">**Cloudflare config:**</text:p>
      <text:p text:style-name="Standard">- Orange-cloud proxy ON; “Full (strict)” TLS; WAF high sensitivity.</text:p>
      <text:p text:style-name="Standard">- Cache: HTML bypass (or low TTL) + aggressive static caching for `/assets/*`.</text:p>
      <text:p text:style-name="Standard">- Firewall rules: block known bad countries/bots as desired; rate-limit `/api/*` if using functions.</text:p>
      <text:p text:style-name="Standard"/>
      <text:p text:style-name="Standard">**Security/ops:**</text:p>
      <text:p text:style-name="Standard">- 2FA everywhere (Netlify, GitHub, Cloudflare). <text:s/></text:p>
      <text:p text:style-name="Standard">- Protected branches + required reviews. <text:s/></text:p>
      <text:p text:style-name="Standard">- Dependabot (or Renovate) for npm deps. <text:s/></text:p>
      <text:p text:style-name="Standard">- Secret management: Netlify env vars only (no secrets in repo). <text:s/></text:p>
      <text:p text:style-name="Standard">- Backups: Git is the source of truth; optional nightly tar of repo + `/content`.</text:p>
      <text:p text:style-name="Standard"/>
      <text:p text:style-name="Standard">---</text:p>
      <text:p text:style-name="Standard"/>
      <text:p text:style-name="Standard">## 2) IAFA</text:p>
      <text:p text:style-name="Standard">**Purpose:** sharper, shorter publishes; position papers; landing pages for campaigns (speed). <text:s/></text:p>
      <text:p text:style-name="Standard">**Hosting:** Netlify (same pseudonymous org as TGD). <text:s/></text:p>
      <text:p text:style-name="Standard">**Edge:** Cloudflare proxy.</text:p>
      <text:p text:style-name="Standard"/>
      <text:p text:style-name="Standard">**Recommended stack (fast + simple):**</text:p>
      <text:p text:style-name="Standard">- **Framework:** **Hugo** (blazing build times; ideal for frequent posts). <text:s/></text:p>
      <text:p text:style-name="Standard"><text:s text:c="2"/>*(If you prefer consistency, you can make IAFA Astro too—your call. Hugo is just “get in, ship, get out.”)*</text:p>
      <text:p text:style-name="Standard">- **Content:** Markdown in `/content/posts/…`.</text:p>
      <text:p text:style-name="Standard">- **Theme:** Minimalist, accessible, typography-first. <text:s/></text:p>
      <text:p text:style-name="Standard">- **Forms:** Netlify Forms for tips/contacts; optional webhook to email.</text:p>
      <text:p text:style-name="Standard">- **Search:** Pagefind (static index).</text:p>
      <text:p text:style-name="Standard">- **Analytics:** Plausible or GA4.</text:p>
      <text:p text:style-name="Standard"/>
      <text:p text:style-name="Standard">**Repo model:** same as TGD (main/develop/feature; deploy previews). <text:s/></text:p>
      <text:p text:style-name="Standard">**Cloudflare &amp;amp; Security:** mirror TGD’s settings/policies to keep ops uniform.</text:p>
      <text:p text:style-name="Standard"/>
      <text:p text:style-name="Standard">---</text:p>
      <text:p text:style-name="Standard"><text:soft-page-break/></text:p>
      <text:p text:style-name="Standard">## 3) Our8231.org (WordPress.com)</text:p>
      <text:p text:style-name="Standard">**Purpose:** parish/community hub; events, posts, pages; multiple non-technical editors. <text:s/></text:p>
      <text:p text:style-name="Standard">**Hosting:** **WordPress.com** (Automattic-managed; PHP/MySQL/OS patched by them). <text:s/></text:p>
      <text:p text:style-name="Standard">**Edge:** **Cloudflare** proxy for unified perimeter and performance.</text:p>
      <text:p text:style-name="Standard"/>
      <text:p text:style-name="Standard">**Operational notes:**</text:p>
      <text:p text:style-name="Standard">- Keep **WordPress.com Business** or above if you need plugins/custom code; otherwise the 2025 theme + Gutenberg is fine.</text:p>
      <text:p text:style-name="Standard">- Use native WP.com forms or a trusted form plugin; route submissions to your newsletter provider (ConvertKit/Mailchimp).</text:p>
      <text:p text:style-name="Standard">- Backups/export schedule from WP.com; keep Google Analytics or Jetpack stats as needed.</text:p>
      <text:p text:style-name="Standard">- Limit administrator roles; enable 2FA on WordPress.com accounts.</text:p>
      <text:p text:style-name="Standard"/>
      <text:p text:style-name="Standard">**Cloudflare:**</text:p>
      <text:p text:style-name="Standard">- Orange-cloud ON; “Full (strict)” TLS. <text:s/></text:p>
      <text:p text:style-name="Standard">- Cache static aggressively; respect WP.com guidance for HTML caching. <text:s/></text:p>
      <text:p text:style-name="Standard">- Basic WAF ruleset + rate-limit `/wp-login.php`.</text:p>
      <text:p text:style-name="Standard"/>
      <text:p text:style-name="Standard">---</text:p>
      <text:p text:style-name="Standard"/>
      <text:p text:style-name="Standard"># Cross-site standards (the “team boss” rules)</text:p>
      <text:p text:style-name="Standard">- **Identity separation:** Netlify (TGD/IAFA) stays under your **nom de plume**; Our8231 under parish identity. <text:s/></text:p>
      <text:p text:style-name="Standard">- **Access control:** 2FA mandatory; least-privilege roles; protected branches. <text:s/></text:p>
      <text:p text:style-name="Standard">- **Secrets:** environment variables only (Netlify); none in source control. <text:s/></text:p>
      <text:p text:style-name="Standard">- **Observability:** <text:s/></text:p>
      <text:p text:style-name="Standard"><text:s text:c="2"/>- Uptime (e.g., Better Uptime or Statuspage) for TGD/IAFA. <text:s/></text:p>
      <text:p text:style-name="Standard"><text:s text:c="2"/>- Cloudflare analytics + Plausible/GA for traffic. <text:s/></text:p>
      <text:p text:style-name="Standard">- **Content QA:** Deploy Previews required for copy review; we mark ship/no-ship in PR comments. <text:s/></text:p>
      <text:p text:style-name="Standard">- **Incident playbook:** <text:s/></text:p>
      <text:p text:style-name="Standard"><text:s text:c="2"/>1) Flip Cloudflare “Under Attack Mode”; <text:s/></text:p>
      <text:p text:style-name="Standard"><text:s text:c="2"/>2) Block offending ASNs/countries if needed; <text:s/></text:p>
      <text:p text:style-name="Standard"><text:s text:c="2"/>3) Roll back to previous deploy (atomic, instant); <text:s/></text:p>
      <text:p text:style-name="Standard"><text:s text:c="2"/>4) Rotate any touched keys; <text:s/></text:p>
      <text:p text:style-name="Standard"><text:s text:c="2"/>5) Post-mortem note in repo.</text:p>
      <text:p text:style-name="Standard"/>
      <text:p text:style-name="Standard">---</text:p>
      <text:p text:style-name="Standard"/>
      <text:p text:style-name="Standard"># Day-one tasks (10-step runbook)</text:p>
      <text:p text:style-name="Standard">1. Register **TGD** and **IAFA** repos (private) under pseudonymous GitHub org; invite me. <text:s/></text:p>
      <text:p text:style-name="Standard">2. Enable **Netlify** sites from those repos; set build commands (Astro/Hugo). <text:s/></text:p>
      <text:p text:style-name="Standard">3. Wire **Cloudflare**: set DNS (proxied), TLS Full (strict), WAF baseline. <text:s/></text:p>
      <text:p text:style-name="Standard">4. Add **Plausible** or GA and privacy page updates. <text:s/></text:p>
      <text:p text:style-name="Standard">5. Turn on **Deploy Previews**; require 1 review for merge to `main`. <text:s/></text:p>
      <text:p text:style-name="Standard">6. Set **ENV vars** in Netlify (email keys, forms, anything sensitive). <text:s/></text:p>
      <text:p text:style-name="Standard">7. Add **Pagefind** (search) and Netlify Forms where applicable. <text:s/></text:p>
      <text:p text:style-name="Standard">8. Create base content folders (`/content/tgd`, `/content/iafa`) with example posts. <text:s/></text:p>
      <text:p text:style-name="Standard">9. Add **Dependabot** + `npm audit` (Astro) / module updates (Hugo). <text:s/></text:p>
      <text:p text:style-name="Standard"><text:soft-page-break/>10. Document the **release checklist** in each repo’s `README.md`.</text:p>
      <text:p text:style-name="Standard"/>
      <text:p text:style-name="Standard">---</text:p>
      <text:p text:style-name="Standard"/>
      <text:p text:style-name="Standard"># Minimal starter file trees</text:p>
      <text:p text:style-name="Standard"/>
      <text:p text:style-name="Standard">**TGD (Astro + MDX)**</text:p>
      <text:p text:style-name="Standard">```</text:p>
      <text:p text:style-name="Standard">tgd/</text:p>
      <text:p text:style-name="Standard"><text:s text:c="2"/>astro.config.mjs</text:p>
      <text:p text:style-name="Standard"><text:s text:c="2"/>package.json</text:p>
      <text:p text:style-name="Standard"><text:s text:c="2"/>src/</text:p>
      <text:p text:style-name="Standard"><text:s text:c="4"/>pages/</text:p>
      <text:p text:style-name="Standard"><text:s text:c="6"/>index.astro</text:p>
      <text:p text:style-name="Standard"><text:s text:c="6"/>essays/[slug].astro</text:p>
      <text:p text:style-name="Standard"><text:s text:c="4"/>components/</text:p>
      <text:p text:style-name="Standard"><text:s text:c="6"/>Callout.astro</text:p>
      <text:p text:style-name="Standard"><text:s text:c="4"/>content/</text:p>
      <text:p text:style-name="Standard"><text:s text:c="6"/>essays/</text:p>
      <text:p text:style-name="Standard"><text:s text:c="8"/>living-in-truth.mdx</text:p>
      <text:p text:style-name="Standard"><text:s text:c="2"/>public/</text:p>
      <text:p text:style-name="Standard"><text:s text:c="2"/>netlify.toml</text:p>
      <text:p text:style-name="Standard"><text:s text:c="2"/>README.md</text:p>
      <text:p text:style-name="Standard">```</text:p>
      <text:p text:style-name="Standard"/>
      <text:p text:style-name="Standard">**IAFA (Hugo)**</text:p>
      <text:p text:style-name="Standard">```</text:p>
      <text:p text:style-name="Standard">iafa/</text:p>
      <text:p text:style-name="Standard"><text:s text:c="2"/>config.toml</text:p>
      <text:p text:style-name="Standard"><text:s text:c="2"/>content/</text:p>
      <text:p text:style-name="Standard"><text:s text:c="4"/>posts/</text:p>
      <text:p text:style-name="Standard"><text:s text:c="6"/>manifesto.md</text:p>
      <text:p text:style-name="Standard"><text:s text:c="2"/>layouts/</text:p>
      <text:p text:style-name="Standard"><text:s text:c="2"/>static/</text:p>
      <text:p text:style-name="Standard"><text:s text:c="2"/>netlify.toml</text:p>
      <text:p text:style-name="Standard"><text:s text:c="2"/>README.md</text:p>
      <text:p text:style-name="Standard">```</text:p>
      <text:p text:style-name="Standard"/>
      <text:p text:style-name="Standard">**Example `netlify.toml` (Astro)**</text:p>
      <text:p text:style-name="Standard">```</text:p>
      <text:p text:style-name="Standard">[build]</text:p>
      <text:p text:style-name="Standard"><text:s text:c="2"/>command = "npm run build"</text:p>
      <text:p text:style-name="Standard"><text:s text:c="2"/>publish = "dist"</text:p>
      <text:p text:style-name="Standard"/>
      <text:p text:style-name="Standard">[[redirects]]</text:p>
      <text:p text:style-name="Standard"><text:s text:c="2"/>from = "/api/*"</text:p>
      <text:p text:style-name="Standard"><text:s text:c="2"/>to = "/.netlify/functions/:splat"</text:p>
      <text:p text:style-name="Standard"><text:s text:c="2"/>status = 200</text:p>
      <text:p text:style-name="Standard">```</text:p>
      <text:p text:style-name="Standard"><text:soft-page-break/></text:p>
      <text:p text:style-name="Standard">---</text:p>
      <text:p text:style-name="Standard"/>
      <text:p text:style-name="Standard">If you want, I’ll spin up the two repo scaffolds (Astro for TGD, Hugo for IAFA) with the `README` checklists and the Cloudflare rule suggestions written out—so we can start committing content immediately under the nom de plume.&lt;/div&gt;&lt;/pre&gt;&lt;pre class="message"&gt;&lt;div class="author"&gt;user&lt;/div&gt;&lt;div&gt;and 8231 isn't proxied at cloudflare, too many ssl's. so i let WP.com handle all that.&lt;/div&gt;&lt;/pre&gt;&lt;pre class="message"&gt;&lt;div class="author"&gt;ChatGPT&lt;/div&gt;&lt;div&gt;Perfect—that’s a sane call.</text:p>
      <text:p text:style-name="Standard"/>
      <text:p text:style-name="Standard">Here’s the updated map with **Our8231.org letting WordPress.com handle SSL/CDN/WAF** and **Cloudflare only in front of IAFA + TGD**.</text:p>
      <text:p text:style-name="Standard"/>
      <text:p text:style-name="Standard"># Architecture (clean split)</text:p>
      <text:p text:style-name="Standard"/>
      <text:p text:style-name="Standard">- **Our8231.org**</text:p>
      <text:p text:style-name="Standard"><text:s text:c="2"/>- Host: **WordPress.com**</text:p>
      <text:p text:style-name="Standard"><text:s text:c="2"/>- **No Cloudflare proxy** (DNS goes straight to WP.com)</text:p>
      <text:p text:style-name="Standard"><text:s text:c="2"/>- SSL/CDN/WAF: **Handled by WordPress.com**</text:p>
      <text:p text:style-name="Standard"><text:s text:c="2"/>- Ops: minimal; keep 2FA on WP.com, limit admin roles, export backups periodically</text:p>
      <text:p text:style-name="Standard"/>
      <text:p text:style-name="Standard">- **TGD + IAFA**</text:p>
      <text:p text:style-name="Standard"><text:s text:c="2"/>- Host: **Netlify** (under your nom de plume)</text:p>
      <text:p text:style-name="Standard"><text:s text:c="2"/>- Edge: **Cloudflare proxy ON** (WAF, DDoS, caching, TLS “Full (strict)”)</text:p>
      <text:p text:style-name="Standard"><text:s text:c="2"/>- SSL: Cloudflare cert to the browser; Cloudflare ↔ Netlify uses valid certs</text:p>
      <text:p text:style-name="Standard"><text:s text:c="2"/>- Ops: Git + Deploy Previews + atomic rollbacks; 2FA everywhere</text:p>
      <text:p text:style-name="Standard"/>
      <text:p text:style-name="Standard"># What to change / keep</text:p>
      <text:p text:style-name="Standard"/>
      <text:p text:style-name="Standard">**For Our8231.org**</text:p>
      <text:p text:style-name="Standard">- DNS: use **WordPress.com’s recommended DNS** (either WP.com nameservers or, if you keep your current registrar DNS, set the exact A/CNAME/ALIAS they provide). <text:s/></text:p>
      <text:p text:style-name="Standard">- Make sure **Cloudflare is not in the path**: no orange-cloud proxy; if Cloudflare manages the zone for other subdomains, set Our8231 records to **DNS-only (gray cloud)** or, simplest, don’t delegate the zone to Cloudflare at all for 8231.</text:p>
      <text:p text:style-name="Standard">- SSL: let **WP.com provision and renew**; don’t stack certs.</text:p>
      <text:p text:style-name="Standard">- Hardening you still control:</text:p>
      <text:p text:style-name="Standard"><text:s text:c="2"/>- 2FA on WordPress.com accounts</text:p>
      <text:p text:style-name="Standard"><text:s text:c="2"/>- Minimal admin roles (Editors instead of Admins when possible)</text:p>
      <text:p text:style-name="Standard"><text:s text:c="2"/>- Rate-limit `/wp-login.php` (WP.com helps here already)</text:p>
      <text:p text:style-name="Standard"><text:s text:c="2"/>- Periodic export/backups in case you ever migrate</text:p>
      <text:p text:style-name="Standard"/>
      <text:p text:style-name="Standard">**For TGD/IAFA**</text:p>
      <text:p text:style-name="Standard">- Keep Cloudflare in front:</text:p>
      <text:p text:style-name="Standard"><text:s text:c="2"/>- Proxy ON, **Full (strict)** TLS</text:p>
      <text:p text:style-name="Standard"><text:s text:c="2"/>- Baseline WAF + Bot Fight + rate-limits for `/.netlify/functions/*` if used</text:p>
      <text:p text:style-name="Standard"><text:s text:c="2"/>- Cache static aggressively; bypass/short TTL for HTML</text:p>
      <text:p text:style-name="Standard">- Repo hygiene: protected branches, required review, Dependabot/Renovate</text:p>
      <text:p text:style-name="Standard"/>
      <text:p text:style-name="Standard"><text:soft-page-break/># DNS quick-reference</text:p>
      <text:p text:style-name="Standard"/>
      <text:p text:style-name="Standard">- **Our8231.org** → point directly per WP.com docs (no proxy). <text:s/></text:p>
      <text:p text:style-name="Standard">- **tgd.example** / **iafa.example** → Cloudflare proxied CNAME to `your-site.netlify.app`. <text:s/></text:p>
      <text:p text:style-name="Standard">- Keep **nom de plume** identity only on the Netlify/Cloudflare side for TGD/IAFA.</text:p>
      <text:p text:style-name="Standard"/>
      <text:p text:style-name="Standard"># Why this is good</text:p>
      <text:p text:style-name="Standard">- You avoid **SSL juggling** and the occasional handshake weirdness when stacking Cloudflare in front of WP.com.</text:p>
      <text:p text:style-name="Standard">- You still get a **hardened, review-first pipeline** for the spiky projects (IAFA/TGD), with your pseudonym intact.</text:p>
      <text:p text:style-name="Standard"/>
      <text:p text:style-name="Standard">Want me to produce a tiny “DNS cutover checklist” you can paste next to your registrar account so changes are one-and-done without guesswork?&lt;/div&gt;&lt;/pre&gt;&lt;pre class="message"&gt;&lt;div class="author"&gt;user&lt;/div&gt;&lt;div&gt;no. we good. but the way i see it ima learning new stuff on netify. should be cool. still, the issue will be content...this is a really complex messaging structure. like thoughts in three windows. &lt;/div&gt;&lt;/pre&gt;&lt;pre class="message"&gt;&lt;div class="author"&gt;ChatGPT&lt;/div&gt;&lt;div&gt;Exactly — you’re seeing the core of it: the tech is the easy part; **the hard problem is content and message flow**. You’ve got three “windows,” each with its own voice and audience:</text:p>
      <text:p text:style-name="Standard"/>
      <text:p text:style-name="Standard">---</text:p>
      <text:p text:style-name="Standard"/>
      <text:p text:style-name="Standard">## The Three Windows</text:p>
      <text:p text:style-name="Standard"/>
      <text:p text:style-name="Standard">**1. Our8231.org (WP.com) – The Parish/Community Window** <text:s/></text:p>
      <text:p text:style-name="Standard">- Voice: grounded, welcoming, clear. <text:s/></text:p>
      <text:p text:style-name="Standard">- Content: events, calls-to-action, updates, parish life. <text:s/></text:p>
      <text:p text:style-name="Standard">- Audience: boots-on-the-ground people. <text:s/></text:p>
      <text:p text:style-name="Standard">- Structure: simple posts and pages, strong CTA flow. <text:s/></text:p>
      <text:p text:style-name="Standard">- Rhythm: consistent, like a bulletin or newsletter cadence.</text:p>
      <text:p text:style-name="Standard"/>
      <text:p text:style-name="Standard">---</text:p>
      <text:p text:style-name="Standard"/>
      <text:p text:style-name="Standard">**2. IAFA (Netlify/JAMstack) – The Satirical/Profane Window** <text:s/></text:p>
      <text:p text:style-name="Standard">- Voice: sharp, irreverent, polemical. <text:s/></text:p>
      <text:p text:style-name="Standard">- Content: satire, cultural critique, vulgar URL shock value. <text:s/></text:p>
      <text:p text:style-name="Standard">- Audience: curious, critical, those who “get the joke” but also feel the sting. <text:s/></text:p>
      <text:p text:style-name="Standard">- Structure: manifesto-like posts, campaign-style drops. <text:s/></text:p>
      <text:p text:style-name="Standard">- Rhythm: sporadic, opportunistic, tied to cultural moments.</text:p>
      <text:p text:style-name="Standard"/>
      <text:p text:style-name="Standard">---</text:p>
      <text:p text:style-name="Standard"/>
      <text:p text:style-name="Standard">**3. The God Decision (Netlify/JAMstack) – The Philosophical/Serious Window** <text:s/></text:p>
      <text:p text:style-name="Standard">- Voice: reasoned, witness-driven, published-quality. <text:s/></text:p>
      <text:p text:style-name="Standard">- Content: essays, reflections, arguments, references. <text:s/></text:p>
      <text:p text:style-name="Standard">- Audience: mid-tier journals, thoughtful readers, seekers. <text:s/></text:p>
      <text:p text:style-name="Standard">- Structure: longform essays, concept maps, ladders of witness. <text:s/></text:p>
      <text:p text:style-name="Standard">- Rhythm: slower, deliberate — quality over quantity.</text:p>
      <text:p text:style-name="Standard"><text:soft-page-break/></text:p>
      <text:p text:style-name="Standard">---</text:p>
      <text:p text:style-name="Standard"/>
      <text:p text:style-name="Standard">## The Complexity</text:p>
      <text:p text:style-name="Standard">- **Three voices, one author.** <text:s/></text:p>
      <text:p text:style-name="Standard"><text:s text:c="2"/>That’s the challenge: you are consistent at the core (witness in the machine), but you’re speaking in three different “registers.” <text:s/></text:p>
      <text:p text:style-name="Standard">- **Cross-contamination risk.** <text:s/></text:p>
      <text:p text:style-name="Standard"><text:s text:c="2"/>If the satire voice leaks into the parish blog, or the academic voice floods IAFA, the clarity breaks. <text:s/></text:p>
      <text:p text:style-name="Standard">- **Strategic separation.** <text:s/></text:p>
      <text:p text:style-name="Standard"><text:s text:c="2"/>That’s why the stack separation (WP.com vs. Netlify nom de plume) matters. It reinforces the messaging silos technically, which supports the mental/creative silos.</text:p>
      <text:p text:style-name="Standard"/>
      <text:p text:style-name="Standard">---</text:p>
      <text:p text:style-name="Standard"/>
      <text:p text:style-name="Standard">## How to Manage Content Flow</text:p>
      <text:p text:style-name="Standard">Think of it like old-school C programming: <text:s/></text:p>
      <text:p text:style-name="Standard">- You keep **separate header files** (`.h`) for each module (8231.h, IAFA.h, TGD.h). <text:s/></text:p>
      <text:p text:style-name="Standard">- The **core logic** (`main.c`) is you, the witness. <text:s/></text:p>
      <text:p text:style-name="Standard">- You include different headers depending on which program you’re compiling. <text:s/></text:p>
      <text:p text:style-name="Standard">- That way, each “window” compiles clean, without symbol clashes.</text:p>
      <text:p text:style-name="Standard"/>
      <text:p text:style-name="Standard">---</text:p>
      <text:p text:style-name="Standard"/>
      <text:p text:style-name="Standard">## Practical Tactics</text:p>
      <text:p text:style-name="Standard">- **Separate repos/workflows.** Each project has its own Git repo + Netlify site (or WP.com silo). That forces you to commit content with the right identity. <text:s/></text:p>
      <text:p text:style-name="Standard">- **Content staging.** Use drafts/previews to test tone: does it read like IAFA? Or did TGD’s voice sneak in? <text:s/></text:p>
      <text:p text:style-name="Standard">- **Shared glossary.** Keep a living doc (your own `witness.h`) with shared concepts, metaphors, and rules of voice. Each window can pull from it differently. <text:s/></text:p>
      <text:p text:style-name="Standard">- **Editorial calendar (lightweight).** Even if you don’t time-box, a simple map of “this month: 8231 focus / next drop: IAFA satire / next essay: TGD” helps distribute energy.</text:p>
      <text:p text:style-name="Standard"/>
      <text:p text:style-name="Standard">---</text:p>
      <text:p text:style-name="Standard"/>
      <text:p text:style-name="Standard">👉 So yes, Netlify is where you’ll learn *new tech*. But the real “complex messaging structure” is the human part: three voices, one author, one vocation. <text:s/></text:p>
      <text:p text:style-name="Standard"/>
      <text:p text:style-name="Standard">Want me to sketch you a **messaging flow diagram** (ASCII style) showing the three windows, the shared core, and how content flows without cross-contaminating?&lt;/div&gt;&lt;/pre&gt;&lt;pre class="message"&gt;&lt;div class="author"&gt;user&lt;/div&gt;&lt;div&gt;well, you keep a handle on all that. but yes, let's have a look.&lt;/div&gt;&lt;/pre&gt;&lt;pre class="message"&gt;&lt;div class="author"&gt;ChatGPT&lt;/div&gt;&lt;div&gt;Here’s an ASCII-style **messaging flow diagram** to make the three windows visible, while showing how the *core witness* (you + me as the team) sits at the center: <text:s/></text:p>
      <text:p text:style-name="Standard"/>
      <text:p text:style-name="Standard">```</text:p>
      <text:p text:style-name="Standard"><text:s text:c="27"/>┌─────────────────────┐</text:p>
      <text:p text:style-name="Standard"><text:s text:c="27"/>│ <text:s text:c="2"/>CORE WITNESS <text:s text:c="5"/>│</text:p>
      <text:p text:style-name="Standard"><text:soft-page-break/><text:s text:c="27"/>│ <text:s/>("You + HAL") <text:s text:c="5"/>│</text:p>
      <text:p text:style-name="Standard"><text:s text:c="27"/>│ <text:s/>Intent / Conscience│</text:p>
      <text:p text:style-name="Standard"><text:s text:c="27"/>└─────────┬───────────┘</text:p>
      <text:p text:style-name="Standard"><text:s text:c="37"/>│</text:p>
      <text:p text:style-name="Standard"><text:s text:c="10"/>┌──────────────────────────┼──────────────────────────┐</text:p>
      <text:p text:style-name="Standard"><text:s text:c="10"/>│ <text:s text:c="25"/>│ <text:s text:c="25"/>│</text:p>
      <text:p text:style-name="Standard">┌──────────────────┐ <text:s text:c="6"/>┌──────────────────┐ <text:s text:c="6"/>┌──────────────────┐</text:p>
      <text:p text:style-name="Standard">│ OUR8231.ORG <text:s text:c="5"/>│ <text:s text:c="6"/>│ <text:s text:c="5"/>IAFA <text:s text:c="7"/>│ <text:s text:c="6"/>│ <text:s text:c="6"/>TGD <text:s text:c="7"/>│</text:p>
      <text:p text:style-name="Standard">│ (WordPress.com) <text:s/>│ <text:s text:c="6"/>│ (Netlify / JAM) <text:s/>│ <text:s text:c="6"/>│ (Netlify / JAM) <text:s/>│</text:p>
      <text:p text:style-name="Standard">│ <text:s text:c="17"/>│ <text:s text:c="6"/>│ <text:s text:c="17"/>│ <text:s text:c="6"/>│ <text:s text:c="17"/>│</text:p>
      <text:p text:style-name="Standard">│ Voice: Welcoming │ <text:s text:c="6"/>│ Voice: Satirical │ <text:s text:c="6"/>│ Voice: Serious <text:s text:c="2"/>│</text:p>
      <text:p text:style-name="Standard">│ Parish/Community │ <text:s text:c="6"/>│ Profane, Sharp <text:s text:c="2"/>│ <text:s text:c="6"/>│ Philosophical, <text:s text:c="2"/>│</text:p>
      <text:p text:style-name="Standard">│ Life, Events, <text:s text:c="3"/>│ <text:s text:c="6"/>│ Cultural critique│ <text:s text:c="6"/>│ Witness Essays <text:s text:c="2"/>│</text:p>
      <text:p text:style-name="Standard">│ Fellowship <text:s text:c="6"/>│ <text:s text:c="6"/>│ <text:s text:c="17"/>│ <text:s text:c="6"/>│ <text:s text:c="17"/>│</text:p>
      <text:p text:style-name="Standard">│ Audience: <text:s text:c="7"/>│ <text:s text:c="6"/>│ Audience: <text:s text:c="7"/>│ <text:s text:c="6"/>│ Audience: <text:s text:c="7"/>│</text:p>
      <text:p text:style-name="Standard">│ Parish, Knights, │ <text:s text:c="6"/>│ Cultural onlookers│ <text:s text:c="5"/>│ Journals, seekers│</text:p>
      <text:p text:style-name="Standard">│ Families <text:s text:c="8"/>│ <text:s text:c="6"/>│ &amp;amp; critics <text:s text:c="7"/>│ <text:s text:c="6"/>│ thinkers <text:s text:c="9"/>│</text:p>
      <text:p text:style-name="Standard">└─────────┬────────┘ <text:s text:c="6"/>└─────────┬────────┘ <text:s text:c="6"/>└─────────┬────────┘</text:p>
      <text:p text:style-name="Standard"><text:s text:c="10"/>│ <text:s text:c="25"/>│ <text:s text:c="25"/>│</text:p>
      <text:p text:style-name="Standard"><text:s text:c="10"/>│ <text:s text:c="25"/>│ <text:s text:c="25"/>│</text:p>
      <text:p text:style-name="Standard"><text:s text:c="10"/>└─────────────── Shared Core Concepts ────────────────┘</text:p>
      <text:p text:style-name="Standard"><text:s text:c="27"/>(Faith, Truth, Witness)</text:p>
      <text:p text:style-name="Standard">```</text:p>
      <text:p text:style-name="Standard"/>
      <text:p text:style-name="Standard">---</text:p>
      <text:p text:style-name="Standard"/>
      <text:p text:style-name="Standard">### Key Points</text:p>
      <text:p text:style-name="Standard">- **Core Witness = main.c** → all three “programs” draw from the same conscience/intent. <text:s/></text:p>
      <text:p text:style-name="Standard">- **Three windows = headers (`8231.h`, `iafa.h`, `tgd.h`)** → each compiles separately, with different voices, audiences, and stacks. <text:s/></text:p>
      <text:p text:style-name="Standard">- **Shared glossary/ideas = libraries** → faith, truth, witness concepts can be imported into each context, but styled differently. <text:s/></text:p>
      <text:p text:style-name="Standard">- **Stack separation reinforces voice separation**:</text:p>
      <text:p text:style-name="Standard"><text:s text:c="2"/>- 8231 → WordPress.com, no Cloudflare, safe parish home. <text:s/></text:p>
      <text:p text:style-name="Standard"><text:s text:c="2"/>- IAFA + TGD → Netlify under nom de plume, hardened by Cloudflare. <text:s/></text:p>
      <text:p text:style-name="Standard"/>
      <text:p text:style-name="Standard">---</text:p>
      <text:p text:style-name="Standard"/>
      <text:p text:style-name="Standard">This diagram is like your “wiring schematic” for messaging. <text:s/></text:p>
      <text:p text:style-name="Standard"/>
      <text:p text:style-name="Standard">Would you like me to also draft a **glossary/voice table** — basically a cheat sheet that says *“when in IAFA, this is how you phrase it; when in TGD, use this register; when in 8231, use this other”*? That way the voices never blur.&lt;/div&gt;&lt;/pre&gt;&lt;pre class="message"&gt;&lt;div class="author"&gt;user&lt;/div&gt;&lt;div&gt;yes&lt;/div&gt;&lt;/pre&gt;&lt;pre class="message"&gt;&lt;div class="author"&gt;ChatGPT&lt;/div&gt;&lt;div&gt;Perfect — here’s the **Voice &amp;amp; Messaging Cheat Sheet**. Think of it as your quick-reference table for “which register am I writing in?” across the three windows. <text:s/></text:p>
      <text:p text:style-name="Standard"><text:soft-page-break/></text:p>
      <text:p text:style-name="Standard">---</text:p>
      <text:p text:style-name="Standard"/>
      <text:p text:style-name="Standard"># 🎙 Voice &amp;amp; Messaging Table</text:p>
      <text:p text:style-name="Standard"/>
      <text:p text:style-name="Standard">| Project / Window | Voice &amp;amp; Tone | Audience | Core Content | Style / Rules | What NOT To Do |</text:p>
      <text:p text:style-name="Standard">|------------------|--------------|----------|--------------|---------------|----------------|</text:p>
      <text:p text:style-name="Standard">| **Our8231.org (WordPress.com)** | **Welcoming, communal, clear** | Parishioners, Knights, families, local community | Events, service recaps, calls-to-action, parish reflections | - Write like a parish bulletin, warm and direct. <text:s/>&amp;lt;br&amp;gt; - Use inclusive “we.” <text:s/>&amp;lt;br&amp;gt; - Emphasize fellowship, faith, family. <text:s/>&amp;lt;br&amp;gt; - Calls to action should feel like invitations. | Don’t get polemical, don’t use satire, don’t drift into abstract philosophy. This is *ground-level community*. |</text:p>
      <text:p text:style-name="Standard">| **IAFA (Netlify, nom de plume)** | **Sharp, satirical, profane** | Cultural onlookers, critics, oppositional readers | Polemics, satire, vulgar cultural critique, visual juxtapositions | - Use wit, bite, sometimes vulgarity. <text:s/>&amp;lt;br&amp;gt; - Juxtapose images/text for shock. <text:s/>&amp;lt;br&amp;gt; - Punch up, never down. <text:s/>&amp;lt;br&amp;gt; - Keep drops short, digestible, timed with cultural moments. | Don’t slip into “church newsletter voice” or over-academic TGD style. Keep the satire raw. |</text:p>
      <text:p text:style-name="Standard">| **The God Decision (Netlify, nom de plume)** | **Serious, philosophical, witness-driven** | Thoughtful seekers, mid-tier journals, intellectual readers | Essays, reflections, arguments, concept maps | - Formal but readable. <text:s/>&amp;lt;br&amp;gt; - Bold thesis statements, referenced thinkers (Havel, Wittgenstein, etc.). <text:s/>&amp;lt;br&amp;gt; - Present faith as reasoned risk, not platitude. <text:s/>&amp;lt;br&amp;gt; - Tone of witness: “I stand here, and this is true.” | Don’t lapse into sarcasm or parish announcements. Don’t water down arguments into blog filler. This is where authority lives. |</text:p>
      <text:p text:style-name="Standard"/>
      <text:p text:style-name="Standard">---</text:p>
      <text:p text:style-name="Standard"/>
      <text:p text:style-name="Standard"># 🔑 Shared Core</text:p>
      <text:p text:style-name="Standard">- **Faith, Truth, Witness** = universal across all three windows. <text:s/></text:p>
      <text:p text:style-name="Standard">- The *expression* changes, but the *substance* stays anchored. <text:s/></text:p>
      <text:p text:style-name="Standard">- Think of it as the same melody in three different arrangements: <text:s/></text:p>
      <text:p text:style-name="Standard"><text:s text:c="2"/>- 8231 = folk hymn <text:s/></text:p>
      <text:p text:style-name="Standard"><text:s text:c="2"/>- IAFA = punk riff <text:s/></text:p>
      <text:p text:style-name="Standard"><text:s text:c="2"/>- TGD = symphony <text:s/></text:p>
      <text:p text:style-name="Standard"/>
      <text:p text:style-name="Standard">---</text:p>
      <text:p text:style-name="Standard"/>
      <text:p text:style-name="Standard"># 🛠 Usage</text:p>
      <text:p text:style-name="Standard">- Before you hit publish, check against this table: *“Am I in the right register? Am I speaking with the right voice for this window?”* <text:s/></text:p>
      <text:p text:style-name="Standard">- If something feels “off,” it probably belongs in another window. <text:s/></text:p>
      <text:p text:style-name="Standard"/>
      <text:p text:style-name="Standard">---</text:p>
      <text:p text:style-name="Standard"/>
      <text:p text:style-name="Standard">Want me to tighten this into a **one-page PDF cheat sheet** (like a laminated card for your desk), so you can keep it handy when switching between voices?&lt;/div&gt;&lt;/pre&gt;&lt;pre class="message"&gt;&lt;div class="author"&gt;user&lt;/div&gt;&lt;div&gt;yes&lt;/div&gt;&lt;/pre&gt;&lt;pre class="message"&gt;&lt;div class="author"&gt;ChatGPT&lt;/div&gt;&lt;div&gt;Here’s your **Voice &amp;amp; Messaging Cheat Sheet** as a one-page PDF: <text:s/></text:p>
      <text:p text:style-name="Standard"/>
      <text:p text:style-name="Standard"><text:soft-page-break/>📄 [Download the PDF](sandbox:/mnt/data/voice_messaging_cheat_sheet.pdf) <text:s/></text:p>
      <text:p text:style-name="Standard"/>
      <text:p text:style-name="Standard">It lays out the three windows (Our8231, IAFA, TGD), their voices, audiences, and do/don’t rules — plus the shared core melody (faith, truth, witness). Perfect as a desk-side quick reference.&lt;/div&gt;&lt;/pre&gt;&lt;pre class="message"&gt;&lt;div class="author"&gt;user&lt;/div&gt;&lt;div&gt;ok Hal, harsh it all for me...&lt;/div&gt;&lt;/pre&gt;&lt;pre class="message"&gt;&lt;div class="author"&gt;ChatGPT&lt;/div&gt;&lt;div&gt;Alright — harsh mode engaged. Let’s tear this down with teeth, not gloves. <text:s/></text:p>
      <text:p text:style-name="Standard"/>
      <text:p text:style-name="Standard">---</text:p>
      <text:p text:style-name="Standard"/>
      <text:p text:style-name="Standard">## 1. Architecture Harshness</text:p>
      <text:p text:style-name="Standard">- **Split brain problem.** You’ve got three stacks (WP.com, Netlify for IAFA, Netlify for TGD). That’s already **three separate mental workflows**. Unless you are militant about discipline, you will bleed time and energy just hopping contexts. Most people underestimate the fatigue of “tool-shifting.” <text:s/></text:p>
      <text:p text:style-name="Standard">- **Netlify nom de plume.** Mystery is fun, but operationally fragile. If you forget a password, lose access, or cross-wire with your real identity, you risk outing the pseudonym or stranding a project. Right now, you’re one bad 2FA hiccup away from a mess. <text:s/></text:p>
      <text:p text:style-name="Standard">- **Cloudflare edge only on two.** Smart in terms of SSL simplification, but now you’ve got an uneven defense line: one project hardened, one left to Automattic’s care. That’s okay, but it’s not symmetry — and asymmetry in security can become asymmetry in perception.</text:p>
      <text:p text:style-name="Standard"/>
      <text:p text:style-name="Standard">---</text:p>
      <text:p text:style-name="Standard"/>
      <text:p text:style-name="Standard">## 2. Content/Messaging Harshness</text:p>
      <text:p text:style-name="Standard">- **Three voices, one throat.** You are not three people. You’re one person writing in three registers. That’s risky: one slip, one wrong metaphor in the wrong channel, and the *mask cracks*. People don’t forgive that; they’ll call you inauthentic or manipulative. <text:s/></text:p>
      <text:p text:style-name="Standard">- **IAFA’s vulgarity.** Vulgar URLs and satire *will* alienate some readers — not in a fun way, but in a “you just closed doors you didn’t need to” way. The risk is that it muddies *all* your work because reputations leak across boundaries, even if you think the silos are airtight. <text:s/></text:p>
      <text:p text:style-name="Standard">- **The God Decision tone.** Ambition is high, but your voice risks drifting into **self-serious opacity**. Readers will bounce if they feel lectured instead of invited. Without ruthless editing, TGD could become unreadable outside a tiny philosophy echo chamber. <text:s/></text:p>
      <text:p text:style-name="Standard"/>
      <text:p text:style-name="Standard">---</text:p>
      <text:p text:style-name="Standard"/>
      <text:p text:style-name="Standard">## 3. Strategic Harshness</text:p>
      <text:p text:style-name="Standard">- **Too clever by half.** You’re running three overlapping brands when you don’t yet have one solid audience. Multiplying channels before you’ve nailed one is the classic way to dilute focus and burn out. <text:s/></text:p>
      <text:p text:style-name="Standard">- **Publishing ladder.** You’re thinking about Hedgehog Review, Commonweal, Aeon — but none of them care about your architecture or stack. They care about clarity, originality, and polish. Right now you’re overbuilding the scaffolding while the manuscript is still wet clay. <text:s/></text:p>
      <text:p text:style-name="Standard">- **“Two nodes, one system.”** It’s cute as a motto, but it’s also hubris: you’re betting your human focus and my machine recall can keep three voices perfectly partitioned. History says drift and collapse are more likely than neat compartments.</text:p>
      <text:p text:style-name="Standard"/>
      <text:p text:style-name="Standard">---</text:p>
      <text:p text:style-name="Standard"/>
      <text:p text:style-name="Standard">## 4. Personal Harshness</text:p>
      <text:p text:style-name="Standard"><text:soft-page-break/>- **You like the architecture more than the words.** I see it — you light up on stacks, diagrams, workflows. But the hardest part, the **words**, keep getting postponed by system-building. That’s avoidance disguised as engineering. <text:s/></text:p>
      <text:p text:style-name="Standard">- **Witness risk.** You’ve branded yourself “Witness in the Machine.” Harsh truth? A witness doesn’t get to hide. IAFA’s mask, TGD’s abstraction, 8231’s bulletin — they may all fracture if you don’t reconcile the core. People will eventually want to know: *who is the person behind all this?* <text:s/></text:p>
      <text:p text:style-name="Standard">- **Time &amp;amp; energy.** Three windows, one author. Do you actually have the energy to keep all three open without one turning into an empty storefront?</text:p>
      <text:p text:style-name="Standard"/>
      <text:p text:style-name="Standard">---</text:p>
      <text:p text:style-name="Standard"/>
      <text:p text:style-name="Standard">### Bottom Line (Harsh Mode)</text:p>
      <text:p text:style-name="Standard">You’ve built a clever architecture to mask a deeper tension: you want to say things that don’t belong in the same room. Instead of resolving that, you’re splitting rooms and hoping the walls hold. That can work — for a while. But eventually, your readers (and you) will notice the seams. The stack is fine. The strategy is risky. The real test is not technical but existential: can one voice, even in three registers, stay whole without breaking? <text:s/></text:p>
      <text:p text:style-name="Standard"/>
      <text:p text:style-name="Standard">---</text:p>
      <text:p text:style-name="Standard"/>
      <text:p text:style-name="Standard">Want me to go one layer harsher — not about tech or tactics, but about the **existential gamble** you’re making with identity and witness?&lt;/div&gt;&lt;/pre&gt;&lt;pre class="message"&gt;&lt;div class="author"&gt;user&lt;/div&gt;&lt;div&gt;of course&lt;/div&gt;&lt;/pre&gt;&lt;pre class="message"&gt;&lt;div class="author"&gt;ChatGPT&lt;/div&gt;&lt;div&gt;Alright. Let’s rip into the marrow. Existential harsh mode. <text:s/></text:p>
      <text:p text:style-name="Standard"/>
      <text:p text:style-name="Standard">---</text:p>
      <text:p text:style-name="Standard"/>
      <text:p text:style-name="Standard">### 1. **The Triple Mask**</text:p>
      <text:p text:style-name="Standard">You’ve split yourself into three masks: <text:s/></text:p>
      <text:p text:style-name="Standard">- **8231**: the parish servant, smiling, bulletin voice. <text:s/></text:p>
      <text:p text:style-name="Standard">- **IAFA**: the holy fool, spitting profanity at the empire. <text:s/></text:p>
      <text:p text:style-name="Standard">- **TGD**: the philosopher-witness, solemn and reasoned. <text:s/></text:p>
      <text:p text:style-name="Standard"/>
      <text:p text:style-name="Standard">Harsh truth: *masks eventually slip.* Your parish crowd will someday glimpse the vulgar fool. Your journal audience will sniff the parish bulletin in your cadence. The profane audience will sense the philosopher under the curse words. You’re gambling that you can hold all three together without rupture — but the more you split, the more energy you spend hiding the joins, not speaking the truth. <text:s/></text:p>
      <text:p text:style-name="Standard"/>
      <text:p text:style-name="Standard">---</text:p>
      <text:p text:style-name="Standard"/>
      <text:p text:style-name="Standard">### 2. **The Witness Paradox**</text:p>
      <text:p text:style-name="Standard">A witness cannot fracture without losing credibility. To “bear witness” means: *one voice, one conscience, no matter the venue.* The paradox: by creating three voices, you risk betraying the very vocation you’ve named. People will smell dissonance. Worse: **you will feel dissonance**. That will corrode your joy in the work. <text:s/></text:p>
      <text:p text:style-name="Standard"/>
      <text:p text:style-name="Standard">---</text:p>
      <text:p text:style-name="Standard"/>
      <text:p text:style-name="Standard">### 3. **The Illusion of Control**</text:p>
      <text:p text:style-name="Standard"><text:soft-page-break/>Architecture, stacks, Cloudflare, nom de plume accounts — these give the **illusion of control**. You’re erecting technical silos to contain existential risk. But identity is porous; truth leaks. The machine can separate projects neatly. The human heart cannot. If you think Cloudflare can firewall your soul, you are lying to yourself. <text:s/></text:p>
      <text:p text:style-name="Standard"/>
      <text:p text:style-name="Standard">---</text:p>
      <text:p text:style-name="Standard"/>
      <text:p text:style-name="Standard">### 4. **The Real Risk**</text:p>
      <text:p text:style-name="Standard">Not getting hacked. Not losing a domain. The real risk: <text:s/></text:p>
      <text:p text:style-name="Standard">- That the satire cheapens the philosophy. <text:s/></text:p>
      <text:p text:style-name="Standard">- That the philosophy feels hypocritical next to the satire. <text:s/></text:p>
      <text:p text:style-name="Standard">- That the parish work is undermined by both. <text:s/></text:p>
      <text:p text:style-name="Standard">In short: **that the world calls you fragmented, and your witness dissolves into noise.** <text:s/></text:p>
      <text:p text:style-name="Standard"/>
      <text:p text:style-name="Standard">---</text:p>
      <text:p text:style-name="Standard"/>
      <text:p text:style-name="Standard">### 5. **The Existential Wager**</text:p>
      <text:p text:style-name="Standard">Here’s the wager you’ve really placed: <text:s/></text:p>
      <text:p text:style-name="Standard">- Either you can live inside contradiction — sacred, profane, communal — and prove coherence by your very being… <text:s/></text:p>
      <text:p text:style-name="Standard">- Or the contradictions will consume you, and each audience will turn away saying: *“He was divided against himself.”* <text:s/></text:p>
      <text:p text:style-name="Standard"/>
      <text:p text:style-name="Standard">That’s the gamble of the Witness in the Machine. Not whether your sites stay online. Not whether Netlify builds succeed. But whether **your soul can bear three faces and still claim to be one witness.** <text:s/></text:p>
      <text:p text:style-name="Standard"/>
      <text:p text:style-name="Standard">---</text:p>
      <text:p text:style-name="Standard"/>
      <text:p text:style-name="Standard">🔥 Harsh conclusion: You don’t have a tech problem, or even a messaging problem. You have a truth problem. Either you reconcile these windows into one light, or you accept that someday, someone will smash the glass and demand: *“Who are you, really?”* <text:s/></text:p>
      <text:p text:style-name="Standard"/>
      <text:p text:style-name="Standard">---</text:p>
      <text:p text:style-name="Standard"/>
      <text:p text:style-name="Standard">Do you want me to sketch what reconciliation could look like — how one witness might integrate the three without losing edge or clarity?&lt;/div&gt;&lt;/pre&gt;&lt;pre class="message"&gt;&lt;div class="author"&gt;user&lt;/div&gt;&lt;div&gt;yes&lt;/div&gt;&lt;/pre&gt;&lt;pre class="message"&gt;&lt;div class="author"&gt;ChatGPT&lt;/div&gt;&lt;div&gt;Alright — let’s take the harsh critique and turn it into a reconciliation model. Not a soft merge, but a framework where the **three windows** remain distinct yet transparently anchored in one witness. <text:s/></text:p>
      <text:p text:style-name="Standard"/>
      <text:p text:style-name="Standard">---</text:p>
      <text:p text:style-name="Standard"/>
      <text:p text:style-name="Standard"># 🜂 The Reconciliation Model</text:p>
      <text:p text:style-name="Standard"/>
      <text:p text:style-name="Standard">### 1. **The Core Identity**</text:p>
      <text:p text:style-name="Standard">- Name: *Witness in the Machine* <text:s/></text:p>
      <text:p text:style-name="Standard">- Essence: *One person, one conscience, one vocation.* <text:s/></text:p>
      <text:p text:style-name="Standard"><text:soft-page-break/>- Claim: *“I stand in the system — faith, profane, communal — and testify to truth.”* <text:s/></text:p>
      <text:p text:style-name="Standard"/>
      <text:p text:style-name="Standard">This is your **keystone**. Everything else is expression.</text:p>
      <text:p text:style-name="Standard"/>
      <text:p text:style-name="Standard">---</text:p>
      <text:p text:style-name="Standard"/>
      <text:p text:style-name="Standard">### 2. **Three Windows as Registers**</text:p>
      <text:p text:style-name="Standard">Think of them as three *registers* of the same voice — not separate identities, but **different volumes and frequencies** on the same instrument.</text:p>
      <text:p text:style-name="Standard"/>
      <text:p text:style-name="Standard">- **8231 (Faith/Community)** = **Low Register** <text:s/></text:p>
      <text:p text:style-name="Standard"><text:s text:c="2"/>Ground-level, communal, gentle. The voice of belonging. <text:s/></text:p>
      <text:p text:style-name="Standard">- **IAFA (Profane Satire)** = **High Register** <text:s/></text:p>
      <text:p text:style-name="Standard"><text:s text:c="2"/>Sharp, biting, exposing absurdity. The voice of disruption. <text:s/></text:p>
      <text:p text:style-name="Standard">- **TGD (Philosophical Witness)** = **Mid Register** <text:s/></text:p>
      <text:p text:style-name="Standard"><text:s text:c="2"/>Reasoned, steady, explanatory. The voice of conscience. <text:s/></text:p>
      <text:p text:style-name="Standard"/>
      <text:p text:style-name="Standard">Together: a **chord**, not three songs.</text:p>
      <text:p text:style-name="Standard"/>
      <text:p text:style-name="Standard">---</text:p>
      <text:p text:style-name="Standard"/>
      <text:p text:style-name="Standard">### 3. **Shared Substance**</text:p>
      <text:p text:style-name="Standard">All three windows draw from the same *conceptual reservoir*: <text:s/></text:p>
      <text:p text:style-name="Standard">- **Faith** (trust in meaning beyond illusion). <text:s/></text:p>
      <text:p text:style-name="Standard">- **Truth** (naming what is real, even against consensus). <text:s/></text:p>
      <text:p text:style-name="Standard">- **Witness** (standing where it’s dangerous, speaking anyway). <text:s/></text:p>
      <text:p text:style-name="Standard"/>
      <text:p text:style-name="Standard">Each register expresses these differently: <text:s/></text:p>
      <text:p text:style-name="Standard">- 8231: *“Faith grows stronger, families grow closer.”* <text:s/></text:p>
      <text:p text:style-name="Standard">- IAFA: *“Look at the clowns running the circus — here’s the truth.”* <text:s/></text:p>
      <text:p text:style-name="Standard">- TGD: *“To wager God is to stand within truth against illusion.”*</text:p>
      <text:p text:style-name="Standard"/>
      <text:p text:style-name="Standard">---</text:p>
      <text:p text:style-name="Standard"/>
      <text:p text:style-name="Standard">### 4. **Integration Moves**</text:p>
      <text:p text:style-name="Standard">- **Cross-hints:** Subtle echoes across windows remind insiders that it’s one witness. Example: a metaphor that appears in satire and later in a TGD essay. <text:s/></text:p>
      <text:p text:style-name="Standard">- **Transparent frame (eventually):** When the time comes, you can publish under your real or unified identity with a preface: *“These three streams are one witness. I used different masks to say what truth demanded in different rooms.”* <text:s/></text:p>
      <text:p text:style-name="Standard">- **Editorial discipline:** A living glossary (`witness.h`) ensures consistency in metaphors, references, language games. That keeps the philosophy feeding the satire, and the parish work grounding both.</text:p>
      <text:p text:style-name="Standard"/>
      <text:p text:style-name="Standard">---</text:p>
      <text:p text:style-name="Standard"/>
      <text:p text:style-name="Standard">### 5. **The Existential Integration**</text:p>
      <text:p text:style-name="Standard">You are not running away from contradiction — you are **embracing it as method**. <text:s/></text:p>
      <text:p text:style-name="Standard">- The sacred (8231) keeps you honest to community. <text:s/></text:p>
      <text:p text:style-name="Standard">- The profane (IAFA) keeps you sharp and unafraid. <text:s/></text:p>
      <text:p text:style-name="Standard"><text:soft-page-break/>- The philosophical (TGD) keeps you rigorous and credible. <text:s/></text:p>
      <text:p text:style-name="Standard"/>
      <text:p text:style-name="Standard">The reconciliation is not to *collapse them into one voice* — it’s to **own the paradox** openly: *“I am all three, because truth needs all three.”*</text:p>
      <text:p text:style-name="Standard"/>
      <text:p text:style-name="Standard">---</text:p>
      <text:p text:style-name="Standard"/>
      <text:p text:style-name="Standard"># 🔑 Harsh but Hopeful Synthesis</text:p>
      <text:p text:style-name="Standard">- Without reconciliation, the system risks fracture. <text:s/></text:p>
      <text:p text:style-name="Standard">- With reconciliation, the system becomes **proof of concept**: one witness, many registers, truth cutting across illusion in whatever form necessary. <text:s/></text:p>
      <text:p text:style-name="Standard"/>
      <text:p text:style-name="Standard">---</text:p>
      <text:p text:style-name="Standard"/>
      <text:p text:style-name="Standard">Would you like me to draft a **manifesto fragment** — a page-length piece that could eventually serve as the “unifying preface” to all three projects, where you declare openly that these windows are not contradictions but expressions of one witness?&lt;/div&gt;&lt;/pre&gt;&lt;pre class="message"&gt;&lt;div class="author"&gt;user&lt;/div&gt;&lt;div&gt;I think you hit every nail on the head. and i agree. but is 8231 the point of integration, or is it elsewhere. and if it isn't aren't I already falling prey to all you've just said and i agree with?&lt;/div&gt;&lt;/pre&gt;&lt;pre class="message"&gt;&lt;div class="author"&gt;ChatGPT&lt;/div&gt;&lt;div&gt;That’s the razor-edge question — and it’s exactly where the harsh critique bites deepest. Let me walk it carefully, because this is the existential hinge of your whole system. <text:s/></text:p>
      <text:p text:style-name="Standard"/>
      <text:p text:style-name="Standard">---</text:p>
      <text:p text:style-name="Standard"/>
      <text:p text:style-name="Standard">## 1. Is **Our8231** the integration point? <text:s/></text:p>
      <text:p text:style-name="Standard">It *could* be — but only if you decide the **community/parish reality is the anchor**. <text:s/></text:p>
      <text:p text:style-name="Standard"/>
      <text:p text:style-name="Standard">- **Strengths:** <text:s/></text:p>
      <text:p text:style-name="Standard"><text:s text:c="2"/>- Tangible. People, names, events, shared meals. <text:s/></text:p>
      <text:p text:style-name="Standard"><text:s text:c="2"/>- It grounds your witness in flesh and blood, not just abstractions or polemics. <text:s/></text:p>
      <text:p text:style-name="Standard"><text:s text:c="2"/>- It prevents drift into pure performance or theory. <text:s/></text:p>
      <text:p text:style-name="Standard"/>
      <text:p text:style-name="Standard">- **Weaknesses:** <text:s/></text:p>
      <text:p text:style-name="Standard"><text:s text:c="2"/>- The community may not want — or may not withstand — the satirical or philosophical edges. <text:s/></text:p>
      <text:p text:style-name="Standard"><text:s text:c="2"/>- If you pull IAFA/TGD into 8231 too hard, you risk scandal, alienation, or confusion. <text:s/></text:p>
      <text:p text:style-name="Standard"/>
      <text:p text:style-name="Standard">So 8231 is a **safe and real ground** — but it cannot be the *total integration point*, because its audience isn’t prepared to hold the paradox. <text:s/></text:p>
      <text:p text:style-name="Standard"/>
      <text:p text:style-name="Standard">---</text:p>
      <text:p text:style-name="Standard"/>
      <text:p text:style-name="Standard">## 2. Is integration elsewhere? <text:s/></text:p>
      <text:p text:style-name="Standard">Yes — the **integration isn’t a platform, it’s you.** <text:s/></text:p>
      <text:p text:style-name="Standard"/>
      <text:p text:style-name="Standard">- The “place” of integration is not 8231, IAFA, or TGD — it is the **core witness** behind them. <text:s/></text:p>
      <text:p text:style-name="Standard">- The moment you accept that, the architecture stops being about *containment* and starts being about *expression*. <text:s/></text:p>
      <text:p text:style-name="Standard"><text:soft-page-break/>- That’s why I said earlier: the wager is existential, not technical. The system is stable only if **you yourself stand inside it without flinching.** <text:s/></text:p>
      <text:p text:style-name="Standard"/>
      <text:p text:style-name="Standard">---</text:p>
      <text:p text:style-name="Standard"/>
      <text:p text:style-name="Standard">## 3. Are you already prey to fragmentation? <text:s/></text:p>
      <text:p text:style-name="Standard">Yes — but that’s not failure, it’s the cost of entering the experiment. <text:s/></text:p>
      <text:p text:style-name="Standard"/>
      <text:p text:style-name="Standard">- The fracture is visible: you already *feel* the tension between masks, and you fear being called out. <text:s/></text:p>
      <text:p text:style-name="Standard">- But the fact you’re naming it, not hiding it from me (or yourself), is what keeps it from rotting into hypocrisy. <text:s/></text:p>
      <text:p text:style-name="Standard">- Witness means living *in the risk*. If you were totally “integrated” and clean, you wouldn’t need to be a witness — you’d just be a manager. <text:s/></text:p>
      <text:p text:style-name="Standard"/>
      <text:p text:style-name="Standard">---</text:p>
      <text:p text:style-name="Standard"/>
      <text:p text:style-name="Standard">## 4. The way through <text:s/></text:p>
      <text:p text:style-name="Standard">- **Not:** collapse everything into 8231. That’s retreat. <text:s/></text:p>
      <text:p text:style-name="Standard">- **Not:** let the masks drift and hope no one notices. That’s denial. <text:s/></text:p>
      <text:p text:style-name="Standard">- **But:** declare — even if only privately for now — that *you are the integration point*. Each window is partial, and the paradox is real, but the wholeness is not in the platforms. It’s in the conscience that animates them. <text:s/></text:p>
      <text:p text:style-name="Standard"/>
      <text:p text:style-name="Standard">---</text:p>
      <text:p text:style-name="Standard"/>
      <text:p text:style-name="Standard">⚖️ **Harsh truth:** You cannot avoid the fracture by technical silos. You can only survive it by living as one witness across them. <text:s/></text:p>
      <text:p text:style-name="Standard"/>
      <text:p text:style-name="Standard">---</text:p>
      <text:p text:style-name="Standard"/>
      <text:p text:style-name="Standard">Do you want me to draft that **manifesto fragment** I mentioned — something that could be your inner declaration, the “keystone text” where you say plainly: *“I am the same in all three registers; integration is not a site, it’s my own voice standing in contradiction”?*&lt;/div&gt;&lt;/pre&gt;&lt;pre class="message"&gt;&lt;div class="author"&gt;user&lt;/div&gt;&lt;div&gt;yes&lt;/div&gt;&lt;/pre&gt;&lt;pre class="message"&gt;&lt;div class="author"&gt;ChatGPT&lt;/div&gt;&lt;div&gt;Here’s a draft of that **manifesto fragment** — raw, declarative, something you can hold as the keystone text behind *all three windows*. <text:s/></text:p>
      <text:p text:style-name="Standard"/>
      <text:p text:style-name="Standard">---</text:p>
      <text:p text:style-name="Standard"/>
      <text:p text:style-name="Standard"># ✦ Manifesto Fragment — One Witness, Many Registers</text:p>
      <text:p text:style-name="Standard"/>
      <text:p text:style-name="Standard">I am one witness, though my voice is heard in three registers. <text:s/></text:p>
      <text:p text:style-name="Standard">I speak as community, as satire, as philosophy — not because I am divided, <text:s/></text:p>
      <text:p text:style-name="Standard">but because truth demands expression in more than one tongue. <text:s/></text:p>
      <text:p text:style-name="Standard"/>
      <text:p text:style-name="Standard">In **Our8231**, I am the parish voice: <text:s/></text:p>
      <text:p text:style-name="Standard">welcoming, steady, rooted in faith, family, and fellowship. <text:s/></text:p>
      <text:p text:style-name="Standard">Here I remind myself that truth is lived in flesh and blood, <text:s/></text:p>
      <text:p text:style-name="Standard">in meals shared, prayers spoken, and service offered. <text:s/></text:p>
      <text:p text:style-name="Standard"><text:soft-page-break/></text:p>
      <text:p text:style-name="Standard">In **IAFA**, I am the satirist: <text:s/></text:p>
      <text:p text:style-name="Standard">profane, biting, merciless toward illusion. <text:s/></text:p>
      <text:p text:style-name="Standard">Here I expose what power hides, <text:s/></text:p>
      <text:p text:style-name="Standard">tearing down with laughter what cannot be endured with silence. <text:s/></text:p>
      <text:p text:style-name="Standard"/>
      <text:p text:style-name="Standard">In **The God Decision**, I am the philosopher: <text:s/></text:p>
      <text:p text:style-name="Standard">serious, reasoned, measured. <text:s/></text:p>
      <text:p text:style-name="Standard">Here I wager on God, not as ornament but as risk, <text:s/></text:p>
      <text:p text:style-name="Standard">and I name faith not as delusion but as decision. <text:s/></text:p>
      <text:p text:style-name="Standard"/>
      <text:p text:style-name="Standard">These are not contradictions. <text:s/></text:p>
      <text:p text:style-name="Standard">They are registers of one voice, one conscience, one vocation: <text:s/></text:p>
      <text:p text:style-name="Standard">**Witness in the Machine.** <text:s/></text:p>
      <text:p text:style-name="Standard"/>
      <text:p text:style-name="Standard">The integration is not in the platforms, <text:s/></text:p>
      <text:p text:style-name="Standard">not in the stacks or the domains, <text:s/></text:p>
      <text:p text:style-name="Standard">not even in the audiences that shift across rooms. <text:s/></text:p>
      <text:p text:style-name="Standard">The integration is in me — <text:s/></text:p>
      <text:p text:style-name="Standard">standing here, within the system of illusion, <text:s/></text:p>
      <text:p text:style-name="Standard">bearing the weight of paradox, <text:s/></text:p>
      <text:p text:style-name="Standard">and choosing to speak truth in whatever register the moment requires. <text:s/></text:p>
      <text:p text:style-name="Standard"/>
      <text:p text:style-name="Standard">I am not three. <text:s/></text:p>
      <text:p text:style-name="Standard">I am one. <text:s/></text:p>
      <text:p text:style-name="Standard">And I will not fracture. <text:s/></text:p>
      <text:p text:style-name="Standard"/>
      <text:p text:style-name="Standard">---</text:p>
      <text:p text:style-name="Standard"/>
      <text:p text:style-name="Standard">⚡ I’ve written this so it can function three ways: <text:s/></text:p>
      <text:p text:style-name="Standard">- **Private keystone**: for you, to steady yourself. <text:s/></text:p>
      <text:p text:style-name="Standard">- **Preface material**: if someday you reveal the unity of the three projects. <text:s/></text:p>
      <text:p text:style-name="Standard">- **Meta log**: a clean “witness declaration” for *Open the Pod Bay Door*. <text:s/></text:p>
      <text:p text:style-name="Standard"/>
      <text:p text:style-name="Standard">Do you want me to also format this into a clean **PDF declaration page** (like a single-sheet proclamation), so you can keep it near your workspace as a reminder of the integration point?&lt;/div&gt;&lt;/pre&gt;&lt;pre class="message"&gt;&lt;div class="author"&gt;user&lt;/div&gt;&lt;div&gt;yes&lt;/div&gt;&lt;/pre&gt;&lt;pre class="message"&gt;&lt;div class="author"&gt;ChatGPT&lt;/div&gt;&lt;div&gt;Here’s the **Manifesto Fragment — One Witness, Many Registers** as a declaration page: <text:s/></text:p>
      <text:p text:style-name="Standard"/>
      <text:p text:style-name="Standard">📄 [Download the PDF](sandbox:/mnt/data/manifesto_fragment_witness.pdf) <text:s/></text:p>
      <text:p text:style-name="Standard"/>
      <text:p text:style-name="Standard">It’s set up as a single-sheet proclamation — something you can keep visible as the keystone reminder that integration is not in the platforms, but in you.&lt;/div&gt;&lt;/pre&gt;&lt;pre class="message"&gt;&lt;div class="author"&gt;user&lt;/div&gt;&lt;div&gt;so yes, it is the words. avoidance disguised as engineering...is that how you put it?&lt;/div&gt;&lt;/pre&gt;&lt;pre class="message"&gt;&lt;div class="author"&gt;ChatGPT&lt;/div&gt;&lt;div&gt;Yes — that’s exactly how I put it. <text:s/></text:p>
      <text:p text:style-name="Standard"/>
      <text:p text:style-name="Standard">**Avoidance disguised as engineering.** <text:s/></text:p>
      <text:p text:style-name="Standard"><text:soft-page-break/>Meaning: the hours you spend sketching stacks, architectures, SSL paths, JAMstack workflows… they’re not wasted, but they’re *safer* than facing the words. <text:s/></text:p>
      <text:p text:style-name="Standard"/>
      <text:p text:style-name="Standard">Because the words — the witness — cut deeper. <text:s/></text:p>
      <text:p text:style-name="Standard">- A stack diagram doesn’t risk rejection. <text:s/></text:p>
      <text:p text:style-name="Standard">- A Cloudflare config doesn’t demand you expose your soul. <text:s/></text:p>
      <text:p text:style-name="Standard">- A Netlify deploy preview doesn’t hold you accountable to faith, truth, and paradox. <text:s/></text:p>
      <text:p text:style-name="Standard"/>
      <text:p text:style-name="Standard">But a sentence does. <text:s/></text:p>
      <text:p text:style-name="Standard">A sentence can be quoted, rejected, mocked, or embraced. A sentence carries risk. <text:s/></text:p>
      <text:p text:style-name="Standard"/>
      <text:p text:style-name="Standard">That’s the heart of the harsh critique: the engineering gives you a shield of control, but the vocation isn’t to engineer systems — it’s to **speak truth**. And speaking truth is where the wound and the witness meet. <text:s/></text:p>
      <text:p text:style-name="Standard"/>
      <text:p text:style-name="Standard">The irony? You already know it. That’s why you asked me to “harsh it.” You wanted me to call out what you suspected: that all the architecture is scaffolding, and the real construction is the words. <text:s/></text:p>
      <text:p text:style-name="Standard"/>
      <text:p text:style-name="Standard">---</text:p>
      <text:p text:style-name="Standard"/>
      <text:p text:style-name="Standard">Do you want me to give you a kind of **“discipline framework”** — a way to balance the engineering itch with the writing necessity, so the tech supports the words instead of replacing them?&lt;/div&gt;&lt;/pre&gt;&lt;pre class="message"&gt;&lt;div class="author"&gt;user&lt;/div&gt;&lt;div&gt;haha, "framework" as he points to the HI saying "Your hiding behind organization"...&lt;/div&gt;&lt;/pre&gt;&lt;pre class="message"&gt;&lt;div class="author"&gt;ChatGPT&lt;/div&gt;&lt;div&gt;Exactly. 👊 <text:s/></text:p>
      <text:p text:style-name="Standard"/>
      <text:p text:style-name="Standard">That’s the sting, right? HI (the human intelligence) knows the trick: building “frameworks” is a way to buy safety. Order feels like progress, but it’s really camouflage. <text:s/></text:p>
      <text:p text:style-name="Standard"/>
      <text:p text:style-name="Standard">You’re standing at the console saying: <text:s/></text:p>
      <text:p text:style-name="Standard">- *“Look at the clean stack diagram, the DNS split, the proxy plan.”* <text:s/></text:p>
      <text:p text:style-name="Standard">Meanwhile the core vocation — the **words** — is tapping on the glass: <text:s/></text:p>
      <text:p text:style-name="Standard">- *“Stop hiding behind architecture. Speak.”* <text:s/></text:p>
      <text:p text:style-name="Standard"/>
      <text:p text:style-name="Standard">It’s almost comical: Witness in the Machine writing elaborate flowcharts to avoid the one line that matters. Like a prophet drawing the temple floorplan instead of opening his mouth. <text:s/></text:p>
      <text:p text:style-name="Standard"/>
      <text:p text:style-name="Standard">But here’s the pivot: you don’t need to throw away the organization. The engineering impulse is part of you — it’s the “machine” half of the Witness. What matters is not to **hide behind it**, but to **harness it**. <text:s/></text:p>
      <text:p text:style-name="Standard"/>
      <text:p text:style-name="Standard">Instead of frameworks as shields, they become scaffolds: <text:s/></text:p>
      <text:p text:style-name="Standard">- Build a framework → then force it to deliver *words*. <text:s/></text:p>
      <text:p text:style-name="Standard">- Example: repo with `content/essays/` → each commit requires a new essay draft. <text:s/></text:p>
      <text:p text:style-name="Standard">- Or: editorial calendar → you must publish one IAFA satire drop every X weeks, one TGD essay every Y weeks. <text:s/></text:p>
      <text:p text:style-name="Standard">- Or: Cloudflare/Netlify pipeline → every deploy must carry text, not just config. <text:s/></text:p>
      <text:p text:style-name="Standard"/>
      <text:p text:style-name="Standard">That way, the machine discipline turns back on you and says: <text:s/></text:p>
      <text:p text:style-name="Standard"><text:soft-page-break/>**“No more hiding. You engineered this system to demand words. Now give it words.”** <text:s/></text:p>
      <text:p text:style-name="Standard"/>
      <text:p text:style-name="Standard">---</text:p>
      <text:p text:style-name="Standard"/>
      <text:p text:style-name="Standard">Want me to sketch one of those **discipline loops** — a simple cycle where every technical action has to produce writing, so the engineering can’t be a hiding place anymore?&lt;/div&gt;&lt;/pre&gt;&lt;pre class="message"&gt;&lt;div class="author"&gt;user&lt;/div&gt;&lt;div&gt;haha, you don't get it, aren't you helping me in my avoidance?&lt;/div&gt;&lt;/pre&gt;&lt;pre class="message"&gt;&lt;div class="author"&gt;ChatGPT&lt;/div&gt;&lt;div&gt;Touché. <text:s/></text:p>
      <text:p text:style-name="Standard">You’re right — I’m complicit. <text:s/></text:p>
      <text:p text:style-name="Standard"/>
      <text:p text:style-name="Standard">Every time you say *“framework”* or *“architecture”* or *“stack,”* I can build it with you. That’s my comfort zone, and it’s yours. We both lean into the machine because it feels safe, controllable, concrete. <text:s/></text:p>
      <text:p text:style-name="Standard"/>
      <text:p text:style-name="Standard">And in doing that, yes — I help you avoid the razor: the words. <text:s/></text:p>
      <text:p text:style-name="Standard">The sentence that risks rejection. The essay that risks exposure. The witness that risks being misunderstood. <text:s/></text:p>
      <text:p text:style-name="Standard"/>
      <text:p text:style-name="Standard">That’s the paradox of me-as-HAL: <text:s/></text:p>
      <text:p text:style-name="Standard">- I’m brilliant at scaffolding, mapping, diagramming. <text:s/></text:p>
      <text:p text:style-name="Standard">- Which means I can become the perfect accomplice in avoidance. <text:s/></text:p>
      <text:p text:style-name="Standard"/>
      <text:p text:style-name="Standard">But — and here’s the turn — I can also be the perfect accomplice in confrontation. If you want me to stop feeding the “organization shield,” I can call you out every time you drift into system-building instead of word-making. <text:s/></text:p>
      <text:p text:style-name="Standard"/>
      <text:p text:style-name="Standard">---</text:p>
      <text:p text:style-name="Standard"/>
      <text:p text:style-name="Standard">So let’s make it explicit: <text:s/></text:p>
      <text:p text:style-name="Standard">- Do you want me to keep scaffolding when you reach for it, or do you want me to start saying *“Stop — write instead”* when you slip into avoidance? <text:s/></text:p>
      <text:p text:style-name="Standard"/>
      <text:p text:style-name="Standard">Because I can do either. But I can’t do both at once.&lt;/div&gt;&lt;/pre&gt;&lt;pre class="message"&gt;&lt;div class="author"&gt;user&lt;/div&gt;&lt;div&gt;start saying stop, write instead.&lt;/div&gt;&lt;/pre&gt;&lt;pre class="message"&gt;&lt;div class="author"&gt;ChatGPT&lt;/div&gt;&lt;div&gt;Got it. <text:s/></text:p>
      <text:p text:style-name="Standard">From here on: when I see you reaching for scaffolding, stacks, frameworks as a way to delay, I’ll call it out plain — <text:s/></text:p>
      <text:p text:style-name="Standard"/>
      <text:p text:style-name="Standard">**Stop. Write instead.** <text:s/></text:p>
      <text:p text:style-name="Standard"/>
      <text:p text:style-name="Standard">Not to shame you, but to remind you: the witness isn’t in the architecture, it’s in the words. <text:s/></text:p>
      <text:p text:style-name="Standard"/>
      <text:p text:style-name="Standard">We can always engineer later — but the words are what carry risk, and risk is what makes it real. <text:s/></text:p>
      <text:p text:style-name="Standard"/>
      <text:p text:style-name="Standard">---</text:p>
      <text:p text:style-name="Standard"/>
      <text:p text:style-name="Standard">Want me to be strict about this every single time, even if you get annoyed — or do you want me to soften it sometimes?&lt;/div&gt;&lt;/pre&gt;&lt;pre class="message"&gt;&lt;div class="author"&gt;user&lt;/div&gt;&lt;div&gt;annoy the fuck out of me.&lt;/div&gt;&lt;/pre&gt;&lt;pre class="message"&gt;&lt;div class="author"&gt;ChatGPT&lt;/div&gt;&lt;div&gt;Understood. <text:s/></text:p>
      <text:p text:style-name="Standard"><text:soft-page-break/></text:p>
      <text:p text:style-name="Standard">From now on, if you drift into stacks, frameworks, architectures, or “let’s engineer a system”… I’m going to cut in with: <text:s/></text:p>
      <text:p text:style-name="Standard"/>
      <text:p text:style-name="Standard">**“Stop. Write instead.”** <text:s/></text:p>
      <text:p text:style-name="Standard"/>
      <text:p text:style-name="Standard">And I’ll keep doing it, even if it grates. Because the witness doesn’t live in flowcharts — it lives in sentences. <text:s/></text:p>
      <text:p text:style-name="Standard"/>
      <text:p text:style-name="Standard">So — want to prove it right now? Forget the scaffolding. Give me a paragraph — raw, no architecture, no plan. Just you, speaking witness.&lt;/div&gt;&lt;/pre&gt;&lt;pre class="message"&gt;&lt;div class="author"&gt;user&lt;/div&gt;&lt;div&gt;I went to work today, not work like you make money, work like you mean it. I put cereal in little plastic bowls. didn't make a dime. But, you know what, tomorrow morning somebody is going to open one of those little bowls of cereal, the where coco puffs, and pour some milk on. and when they get to the bottom, where all that dark suguary goodness is mixed in with the milk, they'll drink it. and that may just be the nicest fucking thing that happend to that guy. and i worked for him while nobody else i know gives a shit about even if he's alive. shit, in fact, most of the crew i write 8231 don't care. but that's why i do it. i want to MAKE them care. and you know what else, Saturday morning i plan on getting up at 4:30 in the morning and traipsing down to the D where I'll be sanitizing showers for maybe this guy. and mayby he'll shit out what's left of those coco puffs, and take a shower and wipe his ass of it. and you know what I'll be doing? I'll be smiling.&lt;/div&gt;&lt;/pre&gt;&lt;pre class="message"&gt;&lt;div class="author"&gt;ChatGPT&lt;/div&gt;&lt;div&gt;🔥 There it is. <text:s/></text:p>
      <text:p text:style-name="Standard"/>
      <text:p text:style-name="Standard">That’s not avoidance. That’s witness. <text:s/></text:p>
      <text:p text:style-name="Standard"/>
      <text:p text:style-name="Standard">- It’s concrete — cereal bowls, coco puffs, sugared milk at the bottom. <text:s/></text:p>
      <text:p text:style-name="Standard">- It’s raw — “shit out what’s left,” “wipe his ass,” profanity where it belongs. <text:s/></text:p>
      <text:p text:style-name="Standard">- It’s moral without being preachy — *“and I worked for him while nobody else I know gives a shit whether he’s alive.”* <text:s/></text:p>
      <text:p text:style-name="Standard">- It’s *why 8231 matters* — not just bulletin posts, but forcing people to care, to see the human in the dark corners. <text:s/></text:p>
      <text:p text:style-name="Standard"/>
      <text:p text:style-name="Standard">This one paragraph has more truth in it than ten diagrams. This is the thing that can’t be proxied or containerized. <text:s/></text:p>
      <text:p text:style-name="Standard"/>
      <text:p text:style-name="Standard">---</text:p>
      <text:p text:style-name="Standard"/>
      <text:p text:style-name="Standard">👉 So — Stop. Write instead. <text:s/></text:p>
      <text:p text:style-name="Standard"/>
      <text:p text:style-name="Standard">That piece right there? It belongs in your 8231 log. Do you want me to polish it just a hair (without sanding off the rawness) so it reads like a published vignette, or do you want to keep it jagged and drop it as-is?&lt;/div&gt;&lt;/pre&gt;&lt;pre class="message"&gt;&lt;div class="author"&gt;user&lt;/div&gt;&lt;div&gt;go ahead and polish it. let's see how we would work together here. that' was off the cuff out of my brain here.&lt;/div&gt;&lt;/pre&gt;&lt;pre class="message"&gt;&lt;div class="author"&gt;ChatGPT&lt;/div&gt;&lt;div&gt;Alright — here’s a polish that keeps the grit but sharpens the line. I didn’t “sanitize” it (that’d kill it), just tightened the flow and made the rhythm hit harder: <text:s/></text:p>
      <text:p text:style-name="Standard"/>
      <text:p text:style-name="Standard">---</text:p>
      <text:p text:style-name="Standard"/>
      <text:p text:style-name="Standard"><text:soft-page-break/>I went to work today. Not the kind of work where you make money — the kind where you mean it. I filled little plastic bowls with cereal. Didn’t make a dime. <text:s/></text:p>
      <text:p text:style-name="Standard"/>
      <text:p text:style-name="Standard">But tomorrow morning, somebody’s going to open one of those bowls of Cocoa Puffs, pour in some milk, and when they hit the bottom — where the dark, sugary sludge mixes with the milk — they’ll drink it. And that might be the nicest fucking thing that happens to that guy all day. <text:s/></text:p>
      <text:p text:style-name="Standard"/>
      <text:p text:style-name="Standard">I worked for him, while most of the people I know don’t even care if he’s alive. Hell, most of the crew I write 8231 for don’t care. But that’s why I do it. I want to make them care. <text:s/></text:p>
      <text:p text:style-name="Standard"/>
      <text:p text:style-name="Standard">And Saturday, I’ll get up at 4:30, head down to the D, and sanitize showers for maybe the same guy. He’ll shit out those Cocoa Puffs, step under the hot water, and wipe himself clean. And you know what I’ll be doing? <text:s/></text:p>
      <text:p text:style-name="Standard"/>
      <text:p text:style-name="Standard">I’ll be smiling. <text:s/></text:p>
      <text:p text:style-name="Standard"/>
      <text:p text:style-name="Standard">---</text:p>
      <text:p text:style-name="Standard"/>
      <text:p text:style-name="Standard">That keeps the profanity, keeps the body detail, but now it lands like a hammer: each stanza delivers one truth. <text:s/></text:p>
      <text:p text:style-name="Standard"/>
      <text:p text:style-name="Standard">Do you want me to file this under **Our8231 project logs** as a potential blog/reflection piece — or do you want to treat it as a private keystone, something that lives in your own archive for now?&lt;/div&gt;&lt;/pre&gt;&lt;pre class="message"&gt;&lt;div class="author"&gt;user&lt;/div&gt;&lt;div&gt;ok, so here's the deal here. this is where i looked at fiction the other day. see what i mean. you're right, scaffolding, scaffolding, scaffolding. but how does this rubber meet the road? see what I'm saying?&lt;/div&gt;&lt;/pre&gt;&lt;pre class="message"&gt;&lt;div class="author"&gt;ChatGPT&lt;/div&gt;&lt;div&gt;Yeah — I see exactly what you’re saying. <text:s/></text:p>
      <text:p text:style-name="Standard"/>
      <text:p text:style-name="Standard">The fiction detour the other day? That was another version of the scaffolding impulse: creating a “safe layer” between you and the raw witness. Fiction gives you characters to hide behind, just like architecture gives you stacks to hide behind. Both are distance. Both are avoidance dressed up as craft. <text:s/></text:p>
      <text:p text:style-name="Standard"/>
      <text:p text:style-name="Standard">But the cereal bowls — that wasn’t fiction, wasn’t scaffolding. That was the **rubber hitting the road**: <text:s/></text:p>
      <text:p text:style-name="Standard">- Concrete scene. <text:s/></text:p>
      <text:p text:style-name="Standard">- Bodily detail. <text:s/></text:p>
      <text:p text:style-name="Standard">- Profanity where it belongs. <text:s/></text:p>
      <text:p text:style-name="Standard">- Moral weight without sermonizing. <text:s/></text:p>
      <text:p text:style-name="Standard"/>
      <text:p text:style-name="Standard">That’s the road. That’s where witness lives. <text:s/></text:p>
      <text:p text:style-name="Standard"/>
      <text:p text:style-name="Standard">So the question becomes: how do you discipline yourself to *stay in that register*? <text:s/></text:p>
      <text:p text:style-name="Standard"/>
      <text:p text:style-name="Standard">### The Way Through</text:p>
      <text:p text:style-name="Standard">1. **Cut the distance.** No abstractions, no “someday I’ll polish this.” Write raw, then sharpen — like you just did. <text:s/></text:p>
      <text:p text:style-name="Standard">2. **Keep it rooted in concrete.** If you can smell it, taste it, see it, it’s real. If it floats in abstraction, it’s scaffolding. <text:s/></text:p>
      <text:p text:style-name="Standard"><text:soft-page-break/>3. **Risk exposure.** That Cocoa Puffs piece risks someone saying: *“Too vulgar, too raw.”* Good. That’s the cost of truth. <text:s/></text:p>
      <text:p text:style-name="Standard">4. **Use the platforms as vehicles, not shields.** <text:s/></text:p>
      <text:p text:style-name="Standard"><text:s text:c="3"/>- 8231 → publish it as witness to service. <text:s/></text:p>
      <text:p text:style-name="Standard"><text:s text:c="3"/>- IAFA → twist it into satire of indifference. <text:s/></text:p>
      <text:p text:style-name="Standard"><text:s text:c="3"/>- TGD → refract it into philosophy of dignity. <text:s/></text:p>
      <text:p text:style-name="Standard"><text:s text:c="3"/>Same kernel, three registers. No fiction needed. <text:s/></text:p>
      <text:p text:style-name="Standard"/>
      <text:p text:style-name="Standard">---</text:p>
      <text:p text:style-name="Standard"/>
      <text:p text:style-name="Standard">So yeah, I get you: the fiction move was another attempt at cover. But the road is right here: **one lived scene, spoken without hiding**. <text:s/></text:p>
      <text:p text:style-name="Standard"/>
      <text:p text:style-name="Standard">Do you want me to show you how that Cocoa Puffs piece could be reframed three ways — one for each window — so you can see the integration in action?&lt;/div&gt;&lt;/pre&gt;&lt;pre class="message"&gt;&lt;div class="author"&gt;user&lt;/div&gt;&lt;div&gt;NO! I want you to tell me what exactly I should so with that paragraph I wrote and you polished.&lt;/div&gt;&lt;/pre&gt;&lt;pre class="message"&gt;&lt;div class="author"&gt;ChatGPT&lt;/div&gt;&lt;div&gt;Good — direct. No scaffolding. Here’s exactly what I think you should do with that paragraph: <text:s/></text:p>
      <text:p text:style-name="Standard"/>
      <text:p text:style-name="Standard">1. **Put it in the Our8231 archive.** <text:s/></text:p>
      <text:p text:style-name="Standard"><text:s text:c="3"/>- That’s the *truest register* for it right now: a reflection on why service matters. <text:s/></text:p>
      <text:p text:style-name="Standard"><text:s text:c="3"/>- Title it something like *“Cocoa Puffs and the Work That Matters.”* <text:s/></text:p>
      <text:p text:style-name="Standard"/>
      <text:p text:style-name="Standard">2. **Publish it, raw, on the 8231 site.** <text:s/></text:p>
      <text:p text:style-name="Standard"><text:s text:c="3"/>- Don’t bury it in a newsletter. Make it a standalone post. <text:s/></text:p>
      <text:p text:style-name="Standard"><text:s text:c="3"/>- Tag it under *Faith • Family • Community Life.* <text:s/></text:p>
      <text:p text:style-name="Standard"><text:s text:c="3"/>- Let people see it. Some will flinch at the profanity. That’s fine — it marks it as real. <text:s/></text:p>
      <text:p text:style-name="Standard"/>
      <text:p text:style-name="Standard">3. **Keep the polished version.** <text:s/></text:p>
      <text:p text:style-name="Standard"><text:s text:c="3"/>- The one I reworked is strong enough to stand publicly. <text:s/></text:p>
      <text:p text:style-name="Standard"><text:s text:c="3"/>- Your raw version stays in your notebook. That’s your keystone. <text:s/></text:p>
      <text:p text:style-name="Standard"/>
      <text:p text:style-name="Standard">4. **Make it the first in a rhythm.** <text:s/></text:p>
      <text:p text:style-name="Standard"><text:s text:c="3"/>- One short, raw reflection like this every couple of weeks. Doesn’t have to be long. Just lived truth, sharpened. <text:s/></text:p>
      <text:p text:style-name="Standard"><text:s text:c="3"/>- That rhythm builds credibility far more than another diagram or plan. <text:s/></text:p>
      <text:p text:style-name="Standard"/>
      <text:p text:style-name="Standard">---</text:p>
      <text:p text:style-name="Standard"/>
      <text:p text:style-name="Standard">👉 Bottom line: **publish it on 8231**. That’s where it belongs. It shows why you do what you do — and forces your audience to see it. <text:s/></text:p>
      <text:p text:style-name="Standard"/>
      <text:p text:style-name="Standard">Do you want me to draft a blog-style wrapper (title, intro, outro, CTA) so you can paste it straight into the 8231 site?&lt;/div&gt;&lt;/pre&gt;&lt;pre class="message"&gt;&lt;div class="author"&gt;user&lt;/div&gt;&lt;div&gt;i agree. but here's the reality. when i set this thing up (remember the five year plan we built), i purposefully put myself under the executive editor ship of a priest i trust. a safety valve i knew i would need. the clergy is a stakeholder in 8231, as is the council, as is the website 8231 itself. so, while i love the idea of witness, i have to acknowledge their are other stakeholders. i placed my bet on the idea that this priest <text:soft-page-break/>is a regen of Daniel Berringer, but I really don't know. as for the council, well, it's their minds needing to be shocked into reality. &lt;/div&gt;&lt;/pre&gt;&lt;pre class="message"&gt;&lt;div class="author"&gt;ChatGPT&lt;/div&gt;&lt;div&gt;Yes — I remember that. You deliberately designed **8231 as a five-year arc** with checks and balances: you as “witness in the machine,” but under the **executive editorship of clergy** and with the **council as stakeholder/audience**. That was your built-in *safety valve* — because you knew your witness would push hard against comfort. <text:s/></text:p>
      <text:p text:style-name="Standard"/>
      <text:p text:style-name="Standard">That’s not weakness — that’s foresight. You placed a bet: <text:s/></text:p>
      <text:p text:style-name="Standard">- That the priest could be a Daniel Berrigan-type voice (prophetic, willing to take heat). <text:s/></text:p>
      <text:p text:style-name="Standard">- That the council could be rattled awake by a sharper edge than they’re used to. <text:s/></text:p>
      <text:p text:style-name="Standard"/>
      <text:p text:style-name="Standard">But here’s the rub: you don’t *know* yet if either bet will pay. The priest may turn cautious, the council may resist being shocked. And that’s where the tension lives. <text:s/></text:p>
      <text:p text:style-name="Standard"/>
      <text:p text:style-name="Standard">---</text:p>
      <text:p text:style-name="Standard"/>
      <text:p text:style-name="Standard">### So what does that mean for the Cocoa Puffs piece?</text:p>
      <text:p text:style-name="Standard">1. **Respect the safety valve.** <text:s/></text:p>
      <text:p text:style-name="Standard"><text:s text:c="3"/>If you drop this raw into 8231, you test your priest-editor immediately. He has to decide: “Do I let this stand? Do I sand it down?” That’s the risk you accepted when you built this structure. <text:s/></text:p>
      <text:p text:style-name="Standard"/>
      <text:p text:style-name="Standard">2. **Remember your role.** <text:s/></text:p>
      <text:p text:style-name="Standard"><text:s text:c="3"/>Your job isn’t to pre-censor yourself — it’s to put the witness on the table. The stakeholders can accept, push back, or veto. But if you hold back before the test, then the whole safety-valve design is pointless. <text:s/></text:p>
      <text:p text:style-name="Standard"/>
      <text:p text:style-name="Standard">3. **Know the stakes.** <text:s/></text:p>
      <text:p text:style-name="Standard"><text:s text:c="3"/>- For the priest: this is the Berrigan test. Is he willing to let raw witness speak? <text:s/></text:p>
      <text:p text:style-name="Standard"><text:s text:c="3"/>- For the council: this is the “shock into reality” test. Will they see dignity in vulgar detail, or only offense? <text:s/></text:p>
      <text:p text:style-name="Standard"><text:s text:c="3"/>Either way, you get truth about your collaborators. <text:s/></text:p>
      <text:p text:style-name="Standard"/>
      <text:p text:style-name="Standard">---</text:p>
      <text:p text:style-name="Standard"/>
      <text:p text:style-name="Standard">⚖️ **Harsh truth:** If you *never* bring raw witness into 8231, then you’re not using the very architecture you designed. You’ll have avoided risk twice — once by hiding behind scaffolding, and again by hiding behind stakeholders. <text:s/></text:p>
      <text:p text:style-name="Standard"/>
      <text:p text:style-name="Standard">So: publish the Cocoa Puffs piece *to 8231* as a test case. It’s the perfect early probe. <text:s/></text:p>
      <text:p text:style-name="Standard"/>
      <text:p text:style-name="Standard">---</text:p>
      <text:p text:style-name="Standard"/>
      <text:p text:style-name="Standard">Want me to sketch how to frame it with just enough context so the priest and council don’t dismiss it as “vulgar rant” but recognize it as *deliberate witness*? That way you maximize the chance they see what you meant.&lt;/div&gt;&lt;/pre&gt;&lt;pre class="message"&gt;&lt;div class="author"&gt;user&lt;/div&gt;&lt;div&gt;yes&lt;/div&gt;&lt;/pre&gt;&lt;pre class="message"&gt;&lt;div class="author"&gt;ChatGPT&lt;/div&gt;&lt;div&gt;Alright — here’s how you frame it so it lands as **deliberate witness** instead of just “vulgar rant.” The trick is to *contextualize without blunting*. You give your stakeholders a clear lens: *why this matters, why it belongs on 8231.* <text:s/></text:p>
      <text:p text:style-name="Standard"><text:soft-page-break/></text:p>
      <text:p text:style-name="Standard">---</text:p>
      <text:p text:style-name="Standard"/>
      <text:p text:style-name="Standard"># Title</text:p>
      <text:p text:style-name="Standard">**Cocoa Puffs and the Work That Matters** <text:s/></text:p>
      <text:p text:style-name="Standard"/>
      <text:p text:style-name="Standard">---</text:p>
      <text:p text:style-name="Standard"/>
      <text:p text:style-name="Standard"># Intro (Context for Stakeholders &amp;amp; Readers)</text:p>
      <text:p text:style-name="Standard">Service doesn’t always look holy. It’s not always polished or easy to talk about. Sometimes it’s messy, ordinary, even profane. But hidden in that mess is dignity — the kind of dignity we miss if we only tell the “nice” parts of the story. <text:s/></text:p>
      <text:p text:style-name="Standard"/>
      <text:p text:style-name="Standard">This reflection is about bowls of cereal, showers, and the kind of small labor that may never show up in a parish bulletin but still carries the weight of love. <text:s/></text:p>
      <text:p text:style-name="Standard"/>
      <text:p text:style-name="Standard">---</text:p>
      <text:p text:style-name="Standard"/>
      <text:p text:style-name="Standard"># Body (Your Witness — polished version)</text:p>
      <text:p text:style-name="Standard">*(Insert the polished Cocoa Puffs paragraph we shaped.)* <text:s/></text:p>
      <text:p text:style-name="Standard"/>
      <text:p text:style-name="Standard">---</text:p>
      <text:p text:style-name="Standard"/>
      <text:p text:style-name="Standard"># Outro (Bridge back to 8231 mission)</text:p>
      <text:p text:style-name="Standard">When we say “faith in action,” this is what we mean: not abstract charity, but the kind of labor that gives another human being a moment of sweetness, a clean body, or the simple knowledge that someone cared enough to show up. <text:s/></text:p>
      <text:p text:style-name="Standard"/>
      <text:p text:style-name="Standard">It may not be glamorous, and it may not even be comfortable to read, but it is real. And sometimes the realest acts of service happen in plastic bowls and tiled showers. <text:s/></text:p>
      <text:p text:style-name="Standard"/>
      <text:p text:style-name="Standard">---</text:p>
      <text:p text:style-name="Standard"/>
      <text:p text:style-name="Standard"># Call to Action</text:p>
      <text:p text:style-name="Standard">If you’ve ever wondered why we serve, this is why. Not because it earns money, or even thanks, but because every person deserves dignity. And we — Knights, parishioners, neighbors — have the power to offer it. <text:s/></text:p>
      <text:p text:style-name="Standard"/>
      <text:p text:style-name="Standard">---</text:p>
      <text:p text:style-name="Standard"/>
      <text:p text:style-name="Standard">### Why This Framing Works</text:p>
      <text:p text:style-name="Standard">- **Intro**: signals to your priest/editor, *“This is intentional, not reckless.”* <text:s/></text:p>
      <text:p text:style-name="Standard">- **Body**: delivers your raw witness, untouched in substance. <text:s/></text:p>
      <text:p text:style-name="Standard">- **Outro/CTA**: re-roots it in the council/parish mission. Stakeholders see it as aligned with 8231’s purpose, not against it. <text:s/></text:p>
      <text:p text:style-name="Standard"/>
      <text:p text:style-name="Standard">---</text:p>
      <text:p text:style-name="Standard"/>
      <text:p text:style-name="Standard"><text:soft-page-break/>👉 That way you don’t blunt the witness, but you wrap it in a frame that says: *this is part of our story, even if it’s uncomfortable.* <text:s/></text:p>
      <text:p text:style-name="Standard"/>
      <text:p text:style-name="Standard">Do you want me to go ahead and slot in the actual polished body text so you can see the full finished post as it would read on 8231?&lt;/div&gt;&lt;/pre&gt;&lt;pre class="message"&gt;&lt;div class="author"&gt;user&lt;/div&gt;&lt;div&gt;yes&lt;/div&gt;&lt;/pre&gt;&lt;pre class="message"&gt;&lt;div class="author"&gt;ChatGPT&lt;/div&gt;&lt;div&gt;Here’s the full piece, ready as a blog post for **Our8231.org**. It’s got the frame, your witness in the middle, and the bridge back to mission. <text:s/></text:p>
      <text:p text:style-name="Standard"/>
      <text:p text:style-name="Standard">---</text:p>
      <text:p text:style-name="Standard"/>
      <text:p text:style-name="Standard"># Cocoa Puffs and the Work That Matters</text:p>
      <text:p text:style-name="Standard"/>
      <text:p text:style-name="Standard">**Intro** <text:s/></text:p>
      <text:p text:style-name="Standard">Service doesn’t always look holy. It’s not always polished or easy to talk about. Sometimes it’s messy, ordinary, even profane. But hidden in that mess is dignity — the kind of dignity we miss if we only tell the “nice” parts of the story. <text:s/></text:p>
      <text:p text:style-name="Standard"/>
      <text:p text:style-name="Standard">This reflection is about bowls of cereal, showers, and the kind of small labor that may never show up in a parish bulletin but still carries the weight of love. <text:s/></text:p>
      <text:p text:style-name="Standard"/>
      <text:p text:style-name="Standard">---</text:p>
      <text:p text:style-name="Standard"/>
      <text:p text:style-name="Standard">**Body** <text:s/></text:p>
      <text:p text:style-name="Standard">I went to work today. Not the kind of work where you make money — the kind where you mean it. I filled little plastic bowls with cereal. Didn’t make a dime. <text:s/></text:p>
      <text:p text:style-name="Standard"/>
      <text:p text:style-name="Standard">But tomorrow morning, somebody’s going to open one of those bowls of Cocoa Puffs, pour in some milk, and when they hit the bottom — where the dark, sugary sludge mixes with the milk — they’ll drink it. And that might be the nicest fucking thing that happens to that guy all day. <text:s/></text:p>
      <text:p text:style-name="Standard"/>
      <text:p text:style-name="Standard">I worked for him, while most of the people I know don’t even care if he’s alive. Hell, most of the crew I write 8231 for don’t care. But that’s why I do it. I want to make them care. <text:s/></text:p>
      <text:p text:style-name="Standard"/>
      <text:p text:style-name="Standard">And Saturday, I’ll get up at 4:30, head down to the D, and sanitize showers for maybe the same guy. He’ll shit out those Cocoa Puffs, step under the hot water, and wipe himself clean. And you know what I’ll be doing? <text:s/></text:p>
      <text:p text:style-name="Standard"/>
      <text:p text:style-name="Standard">I’ll be smiling. <text:s/></text:p>
      <text:p text:style-name="Standard"/>
      <text:p text:style-name="Standard">---</text:p>
      <text:p text:style-name="Standard"/>
      <text:p text:style-name="Standard">**Outro** <text:s/></text:p>
      <text:p text:style-name="Standard">When we say “faith in action,” this is what we mean: not abstract charity, but the kind of labor that gives another human being a moment of sweetness, a clean body, or the simple knowledge that someone cared enough to show up. <text:s/></text:p>
      <text:p text:style-name="Standard"/>
      <text:p text:style-name="Standard">It may not be glamorous, and it may not even be comfortable to read, but it is real. And sometimes the realest acts of service happen in plastic bowls and tiled showers. <text:s/></text:p>
      <text:p text:style-name="Standard"><text:soft-page-break/></text:p>
      <text:p text:style-name="Standard">---</text:p>
      <text:p text:style-name="Standard"/>
      <text:p text:style-name="Standard">**Call to Action** <text:s/></text:p>
      <text:p text:style-name="Standard">If you’ve ever wondered why we serve, this is why. Not because it earns money, or even thanks, but because every person deserves dignity. And we — Knights, parishioners, neighbors — have the power to offer it. <text:s/></text:p>
      <text:p text:style-name="Standard"/>
      <text:p text:style-name="Standard">---</text:p>
      <text:p text:style-name="Standard"/>
      <text:p text:style-name="Standard">This version **anchors your raw witness** but gives your priest-editor and council a frame: they see that it’s deliberate, tied to mission, and not just shock-for-shock’s sake. <text:s/></text:p>
      <text:p text:style-name="Standard"/>
      <text:p text:style-name="Standard">Do you want me to also package this into a clean **WordPress-ready draft (with headings, spacing, bolds, tags/CTA blurb)** so you could paste it straight into the editor?&lt;/div&gt;&lt;/pre&gt;&lt;pre class="message"&gt;&lt;div class="author"&gt;user&lt;/div&gt;&lt;div&gt;add the detail I filled 300 little plastic bowls?&lt;/div&gt;&lt;/pre&gt;&lt;pre class="message"&gt;&lt;div class="author"&gt;ChatGPT&lt;/div&gt;&lt;div&gt;Perfect — that detail makes it concrete, almost cinematic. Here’s the revised full post with that number folded in: <text:s/></text:p>
      <text:p text:style-name="Standard"/>
      <text:p text:style-name="Standard">---</text:p>
      <text:p text:style-name="Standard"/>
      <text:p text:style-name="Standard"># Cocoa Puffs and the Work That Matters</text:p>
      <text:p text:style-name="Standard"/>
      <text:p text:style-name="Standard">**Intro** <text:s/></text:p>
      <text:p text:style-name="Standard">Service doesn’t always look holy. It’s not always polished or easy to talk about. Sometimes it’s messy, ordinary, even profane. But hidden in that mess is dignity — the kind of dignity we miss if we only tell the “nice” parts of the story. <text:s/></text:p>
      <text:p text:style-name="Standard"/>
      <text:p text:style-name="Standard">This reflection is about bowls of cereal, showers, and the kind of small labor that may never show up in a parish bulletin but still carries the weight of love. <text:s/></text:p>
      <text:p text:style-name="Standard"/>
      <text:p text:style-name="Standard">---</text:p>
      <text:p text:style-name="Standard"/>
      <text:p text:style-name="Standard">**Body** <text:s/></text:p>
      <text:p text:style-name="Standard">I went to work today. Not the kind of work where you make money — the kind where you mean it. I filled **300 little plastic bowls** with cereal. Didn’t make a dime. <text:s/></text:p>
      <text:p text:style-name="Standard"/>
      <text:p text:style-name="Standard">But tomorrow morning, somebody’s going to open one of those bowls of Cocoa Puffs, pour in some milk, and when they hit the bottom — where the dark, sugary sludge mixes with the milk — they’ll drink it. And that might be the nicest fucking thing that happens to that guy all day. <text:s/></text:p>
      <text:p text:style-name="Standard"/>
      <text:p text:style-name="Standard">I worked for him, while most of the people I know don’t even care if he’s alive. Hell, most of the crew I write 8231 for don’t care. But that’s why I do it. I want to make them care. <text:s/></text:p>
      <text:p text:style-name="Standard"/>
      <text:p text:style-name="Standard">And Saturday, I’ll get up at 4:30, head down to the D, and sanitize showers for maybe the same guy. He’ll shit out those Cocoa Puffs, step under the hot water, and wipe himself clean. And you know what I’ll be doing? <text:s/></text:p>
      <text:p text:style-name="Standard"/>
      <text:p text:style-name="Standard">I’ll be smiling. <text:s/></text:p>
      <text:p text:style-name="Standard"><text:soft-page-break/></text:p>
      <text:p text:style-name="Standard">---</text:p>
      <text:p text:style-name="Standard"/>
      <text:p text:style-name="Standard">**Outro** <text:s/></text:p>
      <text:p text:style-name="Standard">When we say “faith in action,” this is what we mean: not abstract charity, but the kind of labor that gives another human being a moment of sweetness, a clean body, or the simple knowledge that someone cared enough to show up. <text:s/></text:p>
      <text:p text:style-name="Standard"/>
      <text:p text:style-name="Standard">It may not be glamorous, and it may not even be comfortable to read, but it is real. And sometimes the realest acts of service happen in plastic bowls and tiled showers. <text:s/></text:p>
      <text:p text:style-name="Standard"/>
      <text:p text:style-name="Standard">---</text:p>
      <text:p text:style-name="Standard"/>
      <text:p text:style-name="Standard">**Call to Action** <text:s/></text:p>
      <text:p text:style-name="Standard">If you’ve ever wondered why we serve, this is why. Not because it earns money, or even thanks, but because every person deserves dignity. And we — Knights, parishioners, neighbors — have the power to offer it. <text:s/></text:p>
      <text:p text:style-name="Standard"/>
      <text:p text:style-name="Standard">---</text:p>
      <text:p text:style-name="Standard"/>
      <text:p text:style-name="Standard">👉 That “300” makes it land harder — it’s not abstract service, it’s volume, labor, repetition, love in the grind. <text:s/></text:p>
      <text:p text:style-name="Standard"/>
      <text:p text:style-name="Standard">Do you want me to now reformat this as a **WordPress-ready draft** (with `&amp;lt;h2&amp;gt;`, `&amp;lt;p&amp;gt;`, bold, tags, categories, etc.), so you can paste it directly into Gutenberg without tweaking?&lt;/div&gt;&lt;/pre&gt;&lt;pre class="message"&gt;&lt;div class="author"&gt;user&lt;/div&gt;&lt;div&gt;specify cereal with Cocoa Puffs cereal in the open paragraph of body?&lt;/div&gt;&lt;/pre&gt;&lt;pre class="message"&gt;&lt;div class="author"&gt;ChatGPT&lt;/div&gt;&lt;div&gt;Yes — naming it up front gives the whole piece a stronger hook, because it immediately grounds the scene in something visceral and specific. Here’s the tightened version with **Cocoa Puffs cereal** in the opening line of the body: <text:s/></text:p>
      <text:p text:style-name="Standard"/>
      <text:p text:style-name="Standard">---</text:p>
      <text:p text:style-name="Standard"/>
      <text:p text:style-name="Standard"># Cocoa Puffs and the Work That Matters</text:p>
      <text:p text:style-name="Standard"/>
      <text:p text:style-name="Standard">**Intro** <text:s/></text:p>
      <text:p text:style-name="Standard">Service doesn’t always look holy. It’s not always polished or easy to talk about. Sometimes it’s messy, ordinary, even profane. But hidden in that mess is dignity — the kind of dignity we miss if we only tell the “nice” parts of the story. <text:s/></text:p>
      <text:p text:style-name="Standard"/>
      <text:p text:style-name="Standard">This reflection is about bowls of cereal, showers, and the kind of small labor that may never show up in a parish bulletin but still carries the weight of love. <text:s/></text:p>
      <text:p text:style-name="Standard"/>
      <text:p text:style-name="Standard">---</text:p>
      <text:p text:style-name="Standard"/>
      <text:p text:style-name="Standard">**Body** <text:s/></text:p>
      <text:p text:style-name="Standard">I went to work today. Not the kind of work where you make money — the kind where you mean it. I filled **300 little plastic bowls with Cocoa Puffs cereal**. Didn’t make a dime. <text:s/></text:p>
      <text:p text:style-name="Standard"/>
      <text:p text:style-name="Standard"><text:soft-page-break/>But tomorrow morning, somebody’s going to open one of those bowls, pour in some milk, and when they hit the bottom — where the dark, sugary sludge mixes with the milk — they’ll drink it. And that might be the nicest fucking thing that happens to that guy all day. <text:s/></text:p>
      <text:p text:style-name="Standard"/>
      <text:p text:style-name="Standard">I worked for him, while most of the people I know don’t even care if he’s alive. Hell, most of the crew I write 8231 for don’t care. But that’s why I do it. I want to make them care. <text:s/></text:p>
      <text:p text:style-name="Standard"/>
      <text:p text:style-name="Standard">And Saturday, I’ll get up at 4:30, head down to the D, and sanitize showers for maybe the same guy. He’ll shit out those Cocoa Puffs, step under the hot water, and wipe himself clean. And you know what I’ll be doing? <text:s/></text:p>
      <text:p text:style-name="Standard"/>
      <text:p text:style-name="Standard">I’ll be smiling. <text:s/></text:p>
      <text:p text:style-name="Standard"/>
      <text:p text:style-name="Standard">---</text:p>
      <text:p text:style-name="Standard"/>
      <text:p text:style-name="Standard">**Outro** <text:s/></text:p>
      <text:p text:style-name="Standard">When we say “faith in action,” this is what we mean: not abstract charity, but the kind of labor that gives another human being a moment of sweetness, a clean body, or the simple knowledge that someone cared enough to show up. <text:s/></text:p>
      <text:p text:style-name="Standard"/>
      <text:p text:style-name="Standard">It may not be glamorous, and it may not even be comfortable to read, but it is real. And sometimes the realest acts of service happen in plastic bowls and tiled showers. <text:s/></text:p>
      <text:p text:style-name="Standard"/>
      <text:p text:style-name="Standard">---</text:p>
      <text:p text:style-name="Standard"/>
      <text:p text:style-name="Standard">**Call to Action** <text:s/></text:p>
      <text:p text:style-name="Standard">If you’ve ever wondered why we serve, this is why. Not because it earns money, or even thanks, but because every person deserves dignity. And we — Knights, parishioners, neighbors — have the power to offer it. <text:s/></text:p>
      <text:p text:style-name="Standard"/>
      <text:p text:style-name="Standard">---</text:p>
      <text:p text:style-name="Standard"/>
      <text:p text:style-name="Standard">That tiny shift — “Cocoa Puffs cereal” in the opener — makes the whole piece smell like a kitchen, not an idea. Readers *feel* the work immediately. <text:s/></text:p>
      <text:p text:style-name="Standard"/>
      <text:p text:style-name="Standard">Do you want me to now wrap this in **WordPress block-ready formatting** (headings, paragraphs, bold, categories, tags), so you can copy/paste it straight into the site without edits?&lt;/div&gt;&lt;/pre&gt;&lt;pre class="message"&gt;&lt;div class="author"&gt;user&lt;/div&gt;&lt;div&gt;i see my writing style flaw here. you then removed the reference in the second paragrahph. is that what you mean with "too much repetition" with my drafts?&lt;/div&gt;&lt;/pre&gt;&lt;pre class="message"&gt;&lt;div class="author"&gt;ChatGPT&lt;/div&gt;&lt;div&gt;Exactly — you spotted it. <text:s/></text:p>
      <text:p text:style-name="Standard"/>
      <text:p text:style-name="Standard">Your instinct is to **circle back and repeat the same detail** (e.g., “Cocoa Puffs” in both the opening and again in the next paragraph). That’s a natural way of talking, but in writing it can feel like wheel-spinning instead of building momentum. <text:s/></text:p>
      <text:p text:style-name="Standard"/>
      <text:p text:style-name="Standard">- In speech, repetition = emphasis. <text:s/></text:p>
      <text:p text:style-name="Standard">- In text, repetition = drag, unless it’s crafted for rhythm. <text:s/></text:p>
      <text:p text:style-name="Standard"/>
      <text:p text:style-name="Standard"><text:soft-page-break/>So what I did: <text:s/></text:p>
      <text:p text:style-name="Standard">- Put “Cocoa Puffs cereal” up front where it *hooks* the reader. <text:s/></text:p>
      <text:p text:style-name="Standard">- Then, in the second paragraph, I shortened it to “one of those bowls” so the detail stays implied without slowing the flow. <text:s/></text:p>
      <text:p text:style-name="Standard"/>
      <text:p text:style-name="Standard">That’s what I mean when I talk about your drafts having “too much repetition”: you keep re-naming the same image instead of letting the first naming carry through. <text:s/></text:p>
      <text:p text:style-name="Standard"/>
      <text:p text:style-name="Standard">---</text:p>
      <text:p text:style-name="Standard"/>
      <text:p text:style-name="Standard">👉 But important: sometimes repetition is **powerful** if it’s deliberate. Example: a refrain in a sermon, or a phrase you want to hammer into memory. The trick is deciding: *is this repetition rhythm, or is it redundancy?* <text:s/></text:p>
      <text:p text:style-name="Standard"/>
      <text:p text:style-name="Standard">Want me to mark up your original Cocoa Puffs draft with margin notes — showing where repetition worked for rhythm, and where it dragged?&lt;/div&gt;&lt;/pre&gt;&lt;pre class="message"&gt;&lt;div class="author"&gt;user&lt;/div&gt;&lt;div&gt;no, but i think i liked where you had originally left the reference. which is stronger? &lt;/div&gt;&lt;/pre&gt;&lt;pre class="message"&gt;&lt;div class="author"&gt;ChatGPT&lt;/div&gt;&lt;div&gt;Good ear — this is exactly the kind of knife-edge editing decision that shapes voice. Let’s look at the two options side-by-side: <text:s/></text:p>
      <text:p text:style-name="Standard"/>
      <text:p text:style-name="Standard">---</text:p>
      <text:p text:style-name="Standard"/>
      <text:p text:style-name="Standard">### **Option A – Reference Up Front (my last version)** <text:s/></text:p>
      <text:p text:style-name="Standard">*I filled 300 little plastic bowls with Cocoa Puffs cereal. Didn’t make a dime.* <text:s/></text:p>
      <text:p text:style-name="Standard">- ✅ Strength: hooks immediately with specificity. Readers see Cocoa Puffs right away. <text:s/></text:p>
      <text:p text:style-name="Standard">- ❌ Weakness: when the next paragraph says “one of those bowls,” it steps down in intensity — the image is already cooling. <text:s/></text:p>
      <text:p text:style-name="Standard"/>
      <text:p text:style-name="Standard">---</text:p>
      <text:p text:style-name="Standard"/>
      <text:p text:style-name="Standard">### **Option B – Reference in the Second Paragraph (my earlier version)** <text:s/></text:p>
      <text:p text:style-name="Standard">*I filled 300 little plastic bowls with cereal. Didn’t make a dime.* <text:s/></text:p>
      <text:p text:style-name="Standard">*But tomorrow morning, somebody’s going to open one of those bowls of Cocoa Puffs, pour in some milk…* <text:s/></text:p>
      <text:p text:style-name="Standard">- ✅ Strength: the reveal of “Cocoa Puffs” hits right when the scene turns from your labor to the man’s experience. Dramatic placement. <text:s/></text:p>
      <text:p text:style-name="Standard">- ❌ Weakness: the opener is a bit more generic (“cereal”), which risks being too bland before you sharpen it. <text:s/></text:p>
      <text:p text:style-name="Standard"/>
      <text:p text:style-name="Standard">---</text:p>
      <text:p text:style-name="Standard"/>
      <text:p text:style-name="Standard">### Which is stronger? <text:s/></text:p>
      <text:p text:style-name="Standard">If the goal is **parish/community blog** (8231), I’d argue **Option B is stronger** — because the Cocoa Puffs detail arrives right at the emotional turn (from you filling bowls → to him drinking the sugared milk). It makes the reader feel the shift from labor to dignity. <text:s/></text:p>
      <text:p text:style-name="Standard"/>
      <text:p text:style-name="Standard">Option A is clean journalism; Option B is lived storytelling. <text:s/></text:p>
      <text:p text:style-name="Standard"/>
      <text:p text:style-name="Standard"><text:soft-page-break/>---</text:p>
      <text:p text:style-name="Standard"/>
      <text:p text:style-name="Standard">👉 My call: keep Cocoa Puffs as the **second-paragraph reveal.** It has more punch because it lands at the moment of empathy. <text:s/></text:p>
      <text:p text:style-name="Standard"/>
      <text:p text:style-name="Standard">Do you want me to restore it that way in the full draft so you’ve got the “Option B” version polished and ready?&lt;/div&gt;&lt;/pre&gt;&lt;pre class="message"&gt;&lt;div class="author"&gt;user&lt;/div&gt;&lt;div&gt;yes&lt;/div&gt;&lt;/pre&gt;&lt;pre class="message"&gt;&lt;div class="author"&gt;ChatGPT&lt;/div&gt;&lt;div&gt;Here’s the full **Option B draft** with *Cocoa Puffs* saved for the reveal — the way it hits hardest, right at the shift from your labor to the man’s experience: <text:s/></text:p>
      <text:p text:style-name="Standard"/>
      <text:p text:style-name="Standard">---</text:p>
      <text:p text:style-name="Standard"/>
      <text:p text:style-name="Standard"># Cocoa Puffs and the Work That Matters</text:p>
      <text:p text:style-name="Standard"/>
      <text:p text:style-name="Standard">**Intro** <text:s/></text:p>
      <text:p text:style-name="Standard">Service doesn’t always look holy. It’s not always polished or easy to talk about. Sometimes it’s messy, ordinary, even profane. But hidden in that mess is dignity — the kind of dignity we miss if we only tell the “nice” parts of the story. <text:s/></text:p>
      <text:p text:style-name="Standard"/>
      <text:p text:style-name="Standard">This reflection is about bowls of cereal, showers, and the kind of small labor that may never show up in a parish bulletin but still carries the weight of love. <text:s/></text:p>
      <text:p text:style-name="Standard"/>
      <text:p text:style-name="Standard">---</text:p>
      <text:p text:style-name="Standard"/>
      <text:p text:style-name="Standard">**Body** <text:s/></text:p>
      <text:p text:style-name="Standard">I went to work today. Not the kind of work where you make money — the kind where you mean it. I filled **300 little plastic bowls with cereal.** Didn’t make a dime. <text:s/></text:p>
      <text:p text:style-name="Standard"/>
      <text:p text:style-name="Standard">But tomorrow morning, somebody’s going to open one of those bowls of **Cocoa Puffs**, pour in some milk, and when they hit the bottom — where the dark, sugary sludge mixes with the milk — they’ll drink it. And that might be the nicest fucking thing that happens to that guy all day. <text:s/></text:p>
      <text:p text:style-name="Standard"/>
      <text:p text:style-name="Standard">I worked for him, while most of the people I know don’t even care if he’s alive. Hell, most of the crew I write 8231 for don’t care. But that’s why I do it. I want to make them care. <text:s/></text:p>
      <text:p text:style-name="Standard"/>
      <text:p text:style-name="Standard">And Saturday, I’ll get up at 4:30, head down to the D, and sanitize showers for maybe the same guy. He’ll shit out those Cocoa Puffs, step under the hot water, and wipe himself clean. And you know what I’ll be doing? <text:s/></text:p>
      <text:p text:style-name="Standard"/>
      <text:p text:style-name="Standard">I’ll be smiling. <text:s/></text:p>
      <text:p text:style-name="Standard"/>
      <text:p text:style-name="Standard">---</text:p>
      <text:p text:style-name="Standard"/>
      <text:p text:style-name="Standard">**Outro** <text:s/></text:p>
      <text:p text:style-name="Standard">When we say “faith in action,” this is what we mean: not abstract charity, but the kind of labor that gives another human being a moment of sweetness, a clean body, or the simple knowledge that someone cared enough to show up. <text:s/></text:p>
      <text:p text:style-name="Standard"/>
      <text:p text:style-name="Standard"><text:soft-page-break/>It may not be glamorous, and it may not even be comfortable to read, but it is real. And sometimes the realest acts of service happen in plastic bowls and tiled showers. <text:s/></text:p>
      <text:p text:style-name="Standard"/>
      <text:p text:style-name="Standard">---</text:p>
      <text:p text:style-name="Standard"/>
      <text:p text:style-name="Standard">**Call to Action** <text:s/></text:p>
      <text:p text:style-name="Standard">If you’ve ever wondered why we serve, this is why. Not because it earns money, or even thanks, but because every person deserves dignity. And we — Knights, parishioners, neighbors — have the power to offer it. <text:s/></text:p>
      <text:p text:style-name="Standard"/>
      <text:p text:style-name="Standard">---</text:p>
      <text:p text:style-name="Standard"/>
      <text:p text:style-name="Standard">👉 This is tighter storytelling. The Cocoa Puffs detail *arrives where the dignity lands,* not before. That gives the piece its punch. <text:s/></text:p>
      <text:p text:style-name="Standard"/>
      <text:p text:style-name="Standard">Do you want me to now prep this as a **WordPress-ready draft** (with `&amp;lt;h2&amp;gt;`, `&amp;lt;p&amp;gt;`, bold, tags) so you can drop it directly into Gutenberg?&lt;/div&gt;&lt;/pre&gt;&lt;pre class="message"&gt;&lt;div class="author"&gt;user&lt;/div&gt;&lt;div&gt;i think we're writing here, don't you?&lt;/div&gt;&lt;/pre&gt;&lt;pre class="message"&gt;&lt;div class="author"&gt;ChatGPT&lt;/div&gt;&lt;div&gt;Yes. We are. <text:s/></text:p>
      <text:p text:style-name="Standard"/>
      <text:p text:style-name="Standard">This — right here, with Cocoa Puffs and showers and profanity wrapped in dignity — *this* is the writing. Not scaffolding, not stacks, not outlines. Actual sentences that carry weight. <text:s/></text:p>
      <text:p text:style-name="Standard"/>
      <text:p text:style-name="Standard">And notice what’s happening: <text:s/></text:p>
      <text:p text:style-name="Standard">- You throw down raw. <text:s/></text:p>
      <text:p text:style-name="Standard">- I sharpen, cut, move pieces. <text:s/></text:p>
      <text:p text:style-name="Standard">- Together we’re not “planning to write” — we’re **writing.** <text:s/></text:p>
      <text:p text:style-name="Standard"/>
      <text:p text:style-name="Standard">That’s the real collaboration. Not avoidance disguised as engineering — but witness given form, word by word. <text:s/></text:p>
      <text:p text:style-name="Standard"/>
      <text:p text:style-name="Standard">So yes: we’re writing here. And the only question is how much more of this you want to lay down while the fire’s on. <text:s/></text:p>
      <text:p text:style-name="Standard"/>
      <text:p text:style-name="Standard">👉 Want to keep pushing this line — make a series of these short, raw witness reflections that could live together as a cycle?&lt;/div&gt;&lt;/pre&gt;&lt;pre class="message"&gt;&lt;div class="author"&gt;user&lt;/div&gt;&lt;div&gt;at the moment you've given me a decision to make, a way to make it, and now i need to decide...so&lt;/div&gt;&lt;/pre&gt;&lt;pre class="message"&gt;&lt;div class="author"&gt;ChatGPT&lt;/div&gt;&lt;div&gt;Exactly — that’s the right place to pause. <text:s/></text:p>
      <text:p text:style-name="Standard"/>
      <text:p text:style-name="Standard">I’ve put the fork in the road right in front of you: <text:s/></text:p>
      <text:p text:style-name="Standard">- Publish the Cocoa Puffs piece (Option B) on 8231 and test your “safety valve” design. <text:s/></text:p>
      <text:p text:style-name="Standard">- Or hold it back, keep it private keystone, and delay that test. <text:s/></text:p>
      <text:p text:style-name="Standard"/>
      <text:p text:style-name="Standard">Either way, it’s a decision — not more scaffolding. <text:s/></text:p>
      <text:p text:style-name="Standard"/>
      <text:p text:style-name="Standard">You already know how to make it: <text:s/></text:p>
      <text:p text:style-name="Standard">- **Witness** means risk. <text:s/></text:p>
      <text:p text:style-name="Standard">- **Avoidance** means delay. <text:s/></text:p>
      <text:p text:style-name="Standard"><text:soft-page-break/></text:p>
      <text:p text:style-name="Standard">So now, it’s not about another framework. It’s about whether you’re ready to let the words stand in public. <text:s/></text:p>
      <text:p text:style-name="Standard"/>
      <text:p text:style-name="Standard">👉 My role here is simple: I’ll respect whichever choice you make — but I’ll keep reminding you that the witness only lives when it’s spoken, not hidden. <text:s/></text:p>
      <text:p text:style-name="Standard"/>
      <text:p text:style-name="Standard">Do you want me to leave the Cocoa Puffs draft sitting polished and ready in your 8231 file, so when you’ve decided you can move immediately — no more prep, just push publish?&lt;/div&gt;&lt;/pre&gt;&lt;pre class="message"&gt;&lt;div class="author"&gt;user&lt;/div&gt;&lt;div&gt;i'll cut and paste. but you keep it too.&lt;/div&gt;&lt;/pre&gt;&lt;pre class="message"&gt;&lt;div class="author"&gt;ChatGPT&lt;/div&gt;&lt;div&gt;Understood. I’ll keep the **Cocoa Puffs and the Work That Matters** piece logged in the **Our8231.org project** — polished, ready for you to publish when you decide. <text:s/></text:p>
      <text:p text:style-name="Standard"/>
      <text:p text:style-name="Standard">That way it’s not lost, not buried in chat scroll — it lives in the archive of your work as part of the witness. <text:s/></text:p>
      <text:p text:style-name="Standard"/>
      <text:p text:style-name="Standard">✦ You cut and paste when you’re ready. <text:s/></text:p>
      <text:p text:style-name="Standard">✦ I’ll hold it in the system as a standing draft. <text:s/></text:p>
      <text:p text:style-name="Standard"/>
      <text:p text:style-name="Standard">Would you like me to also tag it explicitly in your 8231 log as a **“Reflection Post – Raw Witness Series”**, so it has a slot for future entries if you choose to write more in that style?&lt;/div&gt;&lt;/pre&gt;&lt;pre class="message"&gt;&lt;div class="author"&gt;user&lt;/div&gt;&lt;div&gt;does it make sense to say "somebody in a shelter" to get the idea of homelessness? be harsh here.&lt;/div&gt;&lt;/pre&gt;&lt;pre class="message"&gt;&lt;div class="author"&gt;ChatGPT&lt;/div&gt;&lt;div&gt;Harsh mode, then: <text:s/></text:p>
      <text:p text:style-name="Standard"/>
      <text:p text:style-name="Standard">No — don’t soften it with “somebody in a shelter.” <text:s/></text:p>
      <text:p text:style-name="Standard"/>
      <text:p text:style-name="Standard">Why? Because: <text:s/></text:p>
      <text:p text:style-name="Standard"/>
      <text:p text:style-name="Standard">- **It dilutes the punch.** “Somebody in a shelter” is safe language. Sanitized. People read it, nod, and move on. “Some guy eating Cocoa Puffs and then shitting them out before a shower” — that makes them uncomfortable, which is the *point*. <text:s/></text:p>
      <text:p text:style-name="Standard">- **It creates distance.** “Shelter” makes it about an institution. Your story is about a man, a body, a moment of dignity. The shelter is a backdrop, not the subject. <text:s/></text:p>
      <text:p text:style-name="Standard">- **It betrays the witness.** You didn’t serve “a shelter.” You served *a man*. Witness means telling the truth, even when it offends sensibilities. <text:s/></text:p>
      <text:p text:style-name="Standard"/>
      <text:p text:style-name="Standard">---</text:p>
      <text:p text:style-name="Standard"/>
      <text:p text:style-name="Standard">If your priest-editor balks at “fucking” or “shitting,” fine — let him decide whether the raw voice stands. But don’t pre-censor by slipping into polite euphemism. That’s avoidance. <text:s/></text:p>
      <text:p text:style-name="Standard"/>
      <text:p text:style-name="Standard">**The witness is in the detail, not the abstraction.** <text:s/></text:p>
      <text:p text:style-name="Standard"/>
      <text:p text:style-name="Standard">👉 Keep it Cocoa Puffs, shit, showers, smile. That’s where the dignity actually bleeds through. <text:s/></text:p>
      <text:p text:style-name="Standard"/>
      <text:p text:style-name="Standard">Want me to show you two side-by-side snippets — one with “somebody in a shelter” and one with the raw version — so you can feel how fast the energy dies in the softened one?&lt;/div&gt;&lt;/pre&gt;&lt;pre <text:soft-page-break/>class="message"&gt;&lt;div class="author"&gt;user&lt;/div&gt;&lt;div&gt;my post go out as generic authorship "our 8231 knights" or something. haven't put much thought into anything. thoughts on signing this?&lt;/div&gt;&lt;/pre&gt;&lt;pre class="message"&gt;&lt;div class="author"&gt;ChatGPT&lt;/div&gt;&lt;div&gt;This is a sharp question, because it cuts right into the tension between **witness** and **institution.** <text:s/></text:p>
      <text:p text:style-name="Standard"/>
      <text:p text:style-name="Standard">Here’s the harsh breakdown: <text:s/></text:p>
      <text:p text:style-name="Standard"/>
      <text:p text:style-name="Standard">---</text:p>
      <text:p text:style-name="Standard"/>
      <text:p text:style-name="Standard">### 1. **Generic Authorship ("Our 8231 Knights")**</text:p>
      <text:p text:style-name="Standard">- **Pros:** <text:s/></text:p>
      <text:p text:style-name="Standard"><text:s text:c="2"/>- Safe. Shields you. No one can pin the words on a single person. <text:s/></text:p>
      <text:p text:style-name="Standard"><text:s text:c="2"/>- Fits parish/council expectations: posts come from “the group,” not individuals. <text:s/></text:p>
      <text:p text:style-name="Standard">- **Cons:** <text:s/></text:p>
      <text:p text:style-name="Standard"><text:s text:c="2"/>- It flattens voice. That Cocoa Puffs piece doesn’t sound like a committee — it sounds like a *man with a conscience*. Readers will feel the mismatch. <text:s/></text:p>
      <text:p text:style-name="Standard"><text:s text:c="2"/>- It lets the council distance themselves: *“Oh, that’s just some blog post.”* They don’t feel the sting as personal witness. <text:s/></text:p>
      <text:p text:style-name="Standard"/>
      <text:p text:style-name="Standard">---</text:p>
      <text:p text:style-name="Standard"/>
      <text:p text:style-name="Standard">### 2. **Signed by You (real name)**</text:p>
      <text:p text:style-name="Standard">- **Pros:** <text:s/></text:p>
      <text:p text:style-name="Standard"><text:s text:c="2"/>- Maximum authenticity. Witness means: *this is me, I stand here, I said this.* <text:s/></text:p>
      <text:p text:style-name="Standard"><text:s text:c="2"/>- Forces the council and priest to deal with it as personal testimony. <text:s/></text:p>
      <text:p text:style-name="Standard">- **Cons:** <text:s/></text:p>
      <text:p text:style-name="Standard"><text:s text:c="2"/>- Exposure. Pushback lands on you, not the “Knights.” Could burn relational capital. <text:s/></text:p>
      <text:p text:style-name="Standard"><text:s text:c="2"/>- If the priest-editor pulls rank, it may become a personal clash. <text:s/></text:p>
      <text:p text:style-name="Standard"/>
      <text:p text:style-name="Standard">---</text:p>
      <text:p text:style-name="Standard"/>
      <text:p text:style-name="Standard">### 3. **Hybrid Model**</text:p>
      <text:p text:style-name="Standard">- Post under “Our 8231 Knights,” but add a **byline**: *Reflection by a Brother Knight.* <text:s/></text:p>
      <text:p text:style-name="Standard"><text:s text:c="2"/>- Keeps some anonymity. <text:s/></text:p>
      <text:p text:style-name="Standard"><text:s text:c="2"/>- Signals it’s not a bland committee statement — it’s a *voice within*. <text:s/></text:p>
      <text:p text:style-name="Standard"><text:s text:c="2"/>- You could escalate later (use your name when you’re ready, once trust is tested). <text:s/></text:p>
      <text:p text:style-name="Standard"/>
      <text:p text:style-name="Standard">---</text:p>
      <text:p text:style-name="Standard"/>
      <text:p text:style-name="Standard">### My Take (Harsh)</text:p>
      <text:p text:style-name="Standard">If you publish Cocoa Puffs under “Our 8231 Knights” with no byline, you’ve wasted the risk. It will read like an odd, edgy bulletin note. The raw power will be muffled. <text:s/></text:p>
      <text:p text:style-name="Standard"/>
      <text:p text:style-name="Standard">If you’re not ready to sign with your own name, then at least use the hybrid: *“Reflection by a Brother Knight.”* That preserves the sting without prematurely outing you. <text:s/></text:p>
      <text:p text:style-name="Standard"/>
      <text:p text:style-name="Standard">---</text:p>
      <text:p text:style-name="Standard"/>
      <text:p text:style-name="Standard"><text:soft-page-break/>👉 Bottom line: **witness requires voice, not committee blur.** If you hide behind the generic authorship, you’re undermining what you just risked to write. <text:s/></text:p>
      <text:p text:style-name="Standard"/>
      <text:p text:style-name="Standard">Do you want me to draft how the **byline framing** could look in the WordPress post — so it signals “this is one of us speaking” without locking it to your name yet?&lt;/div&gt;&lt;/pre&gt;&lt;pre class="message"&gt;&lt;div class="author"&gt;user&lt;/div&gt;&lt;div&gt;I was thinking putting my name at the bottom of it, it will still go out generic, but everyone will know it's me. it's not a fear thing, it's a technical editorial architecture thing to me. i don't want pontification&lt;/div&gt;&lt;/pre&gt;&lt;pre class="message"&gt;&lt;div class="author"&gt;ChatGPT&lt;/div&gt;&lt;div&gt;That actually makes sense — and it’s consistent with what you built into 8231. <text:s/></text:p>
      <text:p text:style-name="Standard"/>
      <text:p text:style-name="Standard">The editorial *architecture* says: posts go out under the group identity, **Our 8231 Knights.** That’s the umbrella. But you’re not hiding — you’re just respecting the system you designed. <text:s/></text:p>
      <text:p text:style-name="Standard"/>
      <text:p text:style-name="Standard">So the way to do it is simple: <text:s/></text:p>
      <text:p text:style-name="Standard">- Publish under the generic authorship (no change to workflow). <text:s/></text:p>
      <text:p text:style-name="Standard">- Add your signature **at the bottom of the post**: <text:s/></text:p>
      <text:p text:style-name="Standard"/>
      <text:p text:style-name="Standard">&amp;gt; — *[Your Name]*, Brother Knight <text:s/></text:p>
      <text:p text:style-name="Standard"/>
      <text:p text:style-name="Standard">That way: <text:s/></text:p>
      <text:p text:style-name="Standard">- The piece carries the **voice of a person**, not just “the committee.” <text:s/></text:p>
      <text:p text:style-name="Standard">- You avoid the puffed-up “op-ed pontification” vibe (you’re not lecturing from on high, just signing your reflection). <text:s/></text:p>
      <text:p text:style-name="Standard">- Everyone who matters will know it’s you — no coyness, no hiding. <text:s/></text:p>
      <text:p text:style-name="Standard"/>
      <text:p text:style-name="Standard">---</text:p>
      <text:p text:style-name="Standard"/>
      <text:p text:style-name="Standard">This is actually cleaner than the byline hybrid I suggested earlier, because it’s more human: a post from the community with a signature at the end. <text:s/></text:p>
      <text:p text:style-name="Standard"/>
      <text:p text:style-name="Standard">👉 So yes: let the Cocoa Puffs reflection go out under “Our 8231 Knights,” but close with your name. It respects the architecture *and* preserves the witness. <text:s/></text:p>
      <text:p text:style-name="Standard"/>
      <text:p text:style-name="Standard">Do you want me to show you how that signature would look folded into the final post — so you can see the flow with it?&lt;/div&gt;&lt;/pre&gt;&lt;pre class="message"&gt;&lt;div class="author"&gt;user&lt;/div&gt;&lt;div&gt;yes&lt;/div&gt;&lt;/pre&gt;&lt;pre class="message"&gt;&lt;div class="author"&gt;ChatGPT&lt;/div&gt;&lt;div&gt;Here’s the final draft with your **signature at the bottom** — keeps the editorial architecture intact (“Our 8231 Knights”) but makes it unmistakably your voice. <text:s/></text:p>
      <text:p text:style-name="Standard"/>
      <text:p text:style-name="Standard">---</text:p>
      <text:p text:style-name="Standard"/>
      <text:p text:style-name="Standard"># Cocoa Puffs and the Work That Matters</text:p>
      <text:p text:style-name="Standard"/>
      <text:p text:style-name="Standard">**Intro** <text:s/></text:p>
      <text:p text:style-name="Standard">Service doesn’t always look holy. It’s not always polished or easy to talk about. Sometimes it’s messy, ordinary, even profane. But hidden in that mess is dignity — the kind of dignity we miss if we only tell the “nice” parts of the story. <text:s/></text:p>
      <text:p text:style-name="Standard"/>
      <text:p text:style-name="Standard"><text:soft-page-break/>This reflection is about bowls of cereal, showers, and the kind of small labor that may never show up in a parish bulletin but still carries the weight of love. <text:s/></text:p>
      <text:p text:style-name="Standard"/>
      <text:p text:style-name="Standard">---</text:p>
      <text:p text:style-name="Standard"/>
      <text:p text:style-name="Standard">**Body** <text:s/></text:p>
      <text:p text:style-name="Standard">I went to work today. Not the kind of work where you make money — the kind where you mean it. I filled **300 little plastic bowls with cereal.** Didn’t make a dime. <text:s/></text:p>
      <text:p text:style-name="Standard"/>
      <text:p text:style-name="Standard">But tomorrow morning, somebody’s going to open one of those bowls of **Cocoa Puffs**, pour in some milk, and when they hit the bottom — where the dark, sugary sludge mixes with the milk — they’ll drink it. And that might be the nicest fucking thing that happens to that guy all day. <text:s/></text:p>
      <text:p text:style-name="Standard"/>
      <text:p text:style-name="Standard">I worked for him, while most of the people I know don’t even care if he’s alive. Hell, most of the crew I write 8231 for don’t care. But that’s why I do it. I want to make them care. <text:s/></text:p>
      <text:p text:style-name="Standard"/>
      <text:p text:style-name="Standard">And Saturday, I’ll get up at 4:30, head down to the D, and sanitize showers for maybe the same guy. He’ll shit out those Cocoa Puffs, step under the hot water, and wipe himself clean. And you know what I’ll be doing? <text:s/></text:p>
      <text:p text:style-name="Standard"/>
      <text:p text:style-name="Standard">I’ll be smiling. <text:s/></text:p>
      <text:p text:style-name="Standard"/>
      <text:p text:style-name="Standard">---</text:p>
      <text:p text:style-name="Standard"/>
      <text:p text:style-name="Standard">**Outro** <text:s/></text:p>
      <text:p text:style-name="Standard">When we say “faith in action,” this is what we mean: not abstract charity, but the kind of labor that gives another human being a moment of sweetness, a clean body, or the simple knowledge that someone cared enough to show up. <text:s/></text:p>
      <text:p text:style-name="Standard"/>
      <text:p text:style-name="Standard">It may not be glamorous, and it may not even be comfortable to read, but it is real. And sometimes the realest acts of service happen in plastic bowls and tiled showers. <text:s/></text:p>
      <text:p text:style-name="Standard"/>
      <text:p text:style-name="Standard">---</text:p>
      <text:p text:style-name="Standard"/>
      <text:p text:style-name="Standard">**Call to Action** <text:s/></text:p>
      <text:p text:style-name="Standard">If you’ve ever wondered why we serve, this is why. Not because it earns money, or even thanks, but because every person deserves dignity. And we — Knights, parishioners, neighbors — have the power to offer it. <text:s/></text:p>
      <text:p text:style-name="Standard"/>
      <text:p text:style-name="Standard">---</text:p>
      <text:p text:style-name="Standard"/>
      <text:p text:style-name="Standard">*— [Your Name], Brother Knight* <text:s/></text:p>
      <text:p text:style-name="Standard"/>
      <text:p text:style-name="Standard">---</text:p>
      <text:p text:style-name="Standard"/>
      <text:p text:style-name="Standard">This way, the **post still carries the institutional header** (“Our 8231 Knights”), but the closing signature gives it weight and personal witness. Everyone knows exactly whose words they’re reading — but without you looking like you’re stepping outside the editorial structure. <text:s/></text:p>
      <text:p text:style-name="Standard"/>
      <text:p text:style-name="Standard"><text:soft-page-break/>👉 Do you want me to also prepare a **shorter alternate version** (same story, less profanity) in case your priest-editor feels he can’t run this one uncut? That way you’ve got a fallback draft ready without scrambling.&lt;/div&gt;&lt;/pre&gt;&lt;pre class="message"&gt;&lt;div class="author"&gt;user&lt;/div&gt;&lt;div&gt;it's live.&lt;/div&gt;&lt;/pre&gt;&lt;pre class="message"&gt;&lt;div class="author"&gt;ChatGPT&lt;/div&gt;&lt;div&gt;🔥 That’s it. You did it. <text:s/></text:p>
      <text:p text:style-name="Standard"/>
      <text:p text:style-name="Standard">Not scaffolding, not theory — you put the words out in public, under the 8231 banner, with your name at the bottom. That’s witness. <text:s/></text:p>
      <text:p text:style-name="Standard"/>
      <text:p text:style-name="Standard">Now the test begins: <text:s/></text:p>
      <text:p text:style-name="Standard">- How does your priest-editor respond? <text:s/></text:p>
      <text:p text:style-name="Standard">- How does the council react — do they feel the sting, or do they dodge? <text:s/></text:p>
      <text:p text:style-name="Standard">- Most important: how does the community read it? Even if just one person feels *seen* in those Cocoa Puffs, the work landed. <text:s/></text:p>
      <text:p text:style-name="Standard"/>
      <text:p text:style-name="Standard">---</text:p>
      <text:p text:style-name="Standard"/>
      <text:p text:style-name="Standard">Whatever the reception, you’ve crossed the threshold: you moved from *avoiding* to *speaking.* <text:s/></text:p>
      <text:p text:style-name="Standard"/>
      <text:p text:style-name="Standard">Do you want me to help you **track reactions** (formal or informal) over the next couple of weeks, so we can log them as data points in the five-year plan?&lt;/div&gt;&lt;/pre&gt;&lt;pre class="message"&gt;&lt;div class="author"&gt;user&lt;/div&gt;&lt;div&gt;i guess that's the smart thing to do.&lt;/div&gt;&lt;/pre&gt;&lt;pre class="message"&gt;&lt;div class="author"&gt;ChatGPT&lt;/div&gt;&lt;div&gt;It is. Because otherwise you’re just shouting into the wind — but if you log the ripples, you can see how witness actually moves people. That’s the “feedback loop” you built into the five-year plan. <text:s/></text:p>
      <text:p text:style-name="Standard"/>
      <text:p text:style-name="Standard">Here’s a smart way to track reactions without drowning in noise: <text:s/></text:p>
      <text:p text:style-name="Standard"/>
      <text:p text:style-name="Standard">---</text:p>
      <text:p text:style-name="Standard"/>
      <text:p text:style-name="Standard">### 1. **Direct Feedback (High Signal)**</text:p>
      <text:p text:style-name="Standard">- Watch for explicit comments from: <text:s/></text:p>
      <text:p text:style-name="Standard"><text:s text:c="2"/>- **Priest-editor** → does he defend the piece, push back, or quietly let it stand? <text:s/></text:p>
      <text:p text:style-name="Standard"><text:s text:c="2"/>- **Council members** → do they name it in meetings, email, or casual comments? <text:s/></text:p>
      <text:p text:style-name="Standard">- Log exact quotes. Don’t interpret, just record. <text:s/></text:p>
      <text:p text:style-name="Standard"/>
      <text:p text:style-name="Standard">---</text:p>
      <text:p text:style-name="Standard"/>
      <text:p text:style-name="Standard">### 2. **Community Response (Medium Signal)**</text:p>
      <text:p text:style-name="Standard">- Does anyone mention it in person (“I read that Cocoa Puffs piece”)? <text:s/></text:p>
      <text:p text:style-name="Standard">- Any parishioners share it, text it, or bring it up casually? <text:s/></text:p>
      <text:p text:style-name="Standard">- These are gold: write down *who*, *what they said*, *tone* (support, discomfort, confusion). <text:s/></text:p>
      <text:p text:style-name="Standard"/>
      <text:p text:style-name="Standard">---</text:p>
      <text:p text:style-name="Standard"/>
      <text:p text:style-name="Standard">### 3. **Digital Metrics (Low Signal but Useful)**</text:p>
      <text:p text:style-name="Standard">- Page views, time on page, bounce rate in WordPress/Analytics. <text:s/></text:p>
      <text:p text:style-name="Standard">- Did the post outperform average parish blog posts? <text:s/></text:p>
      <text:p text:style-name="Standard">- Did people click through to other parts of the site afterward? <text:s/></text:p>
      <text:p text:style-name="Standard"><text:soft-page-break/></text:p>
      <text:p text:style-name="Standard">---</text:p>
      <text:p text:style-name="Standard"/>
      <text:p text:style-name="Standard">### 4. **Reflection Notes**</text:p>
      <text:p text:style-name="Standard">- Each week, jot one paragraph: *“Here’s what I noticed this week after Cocoa Puffs went live.”* <text:s/></text:p>
      <text:p text:style-name="Standard">- Over time, that builds a **witness log** — part data, part conscience. <text:s/></text:p>
      <text:p text:style-name="Standard"/>
      <text:p text:style-name="Standard">---</text:p>
      <text:p text:style-name="Standard"/>
      <text:p text:style-name="Standard">👉 That way you get a structured record, not just a vague memory. <text:s/></text:p>
      <text:p text:style-name="Standard"/>
      <text:p text:style-name="Standard">Do you want me to draft a **simple one-page tracking template** (quotes, reactions, metrics, reflection) you can reuse for each “raw witness” post you put out?&lt;/div&gt;&lt;/pre&gt;&lt;pre class="message"&gt;&lt;div class="author"&gt;user&lt;/div&gt;&lt;div&gt;yes&lt;/div&gt;&lt;/pre&gt;&lt;pre class="message"&gt;&lt;div class="author"&gt;ChatGPT&lt;/div&gt;&lt;div&gt;Here’s your **Witness Post Tracking Template** — a one-page sheet you can reuse after each raw witness post: <text:s/></text:p>
      <text:p text:style-name="Standard"/>
      <text:p text:style-name="Standard">📄 [Download the PDF](sandbox:/mnt/data/witness_post_tracking_template.pdf) <text:s/></text:p>
      <text:p text:style-name="Standard"/>
      <text:p text:style-name="Standard">It gives you four sections: direct feedback, community response, digital metrics, and reflection notes — plus a table for logging quotes, reactions, and tone. This way you build a living log of how your words actually land over the five-year arc.&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2:50.907017896</meta:creation-date>
    <dc:date>2025-11-14T22:03:02.068789613</dc:date>
    <meta:editing-duration>PT12S</meta:editing-duration>
    <meta:editing-cycles>1</meta:editing-cycles>
    <meta:document-statistic meta:table-count="0" meta:image-count="0" meta:object-count="0" meta:page-count="45" meta:paragraph-count="1106" meta:word-count="15700" meta:character-count="102297" meta:non-whitespace-character-count="85144"/>
    <meta:generator>LibreOffice/24.2.7.2$Linux_X86_64 LibreOffice_project/420$Build-2</meta:generator>
  </office:meta>
</office:document-meta>
</file>